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xml" manifest:full-path="Formula-132/content.xml" manifest:version="1.2"/>
  <manifest:file-entry manifest:media-type="application/xml" manifest:full-path="Formula-131/content.xml"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1/"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3">
    </style:style>
    <style:style style:name="P33" style:family="paragraph" style:parent-style-name="Table_20_Heading">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ext_20_body" style:list-style-name="L4">
    </style:style>
    <style:style style:name="P44" style:family="paragraph" style:parent-style-name="Text_20_body" style:list-style-name="L5">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6">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7">
    </style:style>
    <style:style style:name="P138" style:family="paragraph" style:parent-style-name="Text_20_body" style:list-style-name="L8">
    </style:style>
    <style:style style:name="P139" style:family="paragraph" style:parent-style-name="Text_20_body" style:list-style-name="L9">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office:automatic-styles>
  <office:body>
    <office:text>
      <text:h text:style-name="Heading_20_1" text:outline-level="1">АННОТАЦИЯ</text:h>
      <text:p text:style-name="First_20_paragraph">Механическая одномерная модель описывающая взаимодействие тела из полидисперсного материала с абсолютно твердой стенкой. Работа посвящена исследованию процесса возникновения диссипации энергии в системе, моделирующей неабсолютно упругое соударение. Диссипативная пара сил образуется при динамическом взаимодействии тела и стенки, в процессе преобразования кинетической энергии тела во внутреннюю энергию, а так же во время преобразования внутренней энергии тела в кинетическую. Моделирование поведения полидисперсного материала производится с помощью механической модели. Работа нацелена на изучение процессов диссипации в ходе упругого соударения, поэтому исследуемая модель не учитывает потери энергии из-за трения и т.п. То есть в пределах одного столкновения тел система является консервативной, соударения считаются абсолютно упругими а тела абсолютно жесткими. В работе исследуется процесс преобразования кинетической энергии тела во внутреннюю, при столкновении тела и стенки.</text:p>
      <text:p text:style-name="Text_20_body">В ходе соударения упругого тела и стенки в теле на микроуровне возникают волны сжатия и растяжения, до тех пор пока вся энергия таких колебаний не перейдет во внутреннюю энергию тела. Аналогичной моделью таких растяжений и сжатий является пружина. Так как в данной задаче все возникающие волны являются продольными, то механическую систему можно рассмотреть в виде одномерной задачи. В механической системе массы представляют частицы материала, упругие взаимодействия со стенкой, а так же внутри тела моделируются пружинами. Энергия запасенная в пружинах, а так же энергия движения частиц относительно общего центра масс является аналогом внутренней энергии.</text:p>
      <text:p text:style-name="Text_20_body">В работе исследуется влияние значений масс и жесткостей пружин на конечное поведение системы, определяется качественный характер поведения модели и оптимальные параметры системы: минимальная и максимальная запасенная телом энергия, возможные состояния, при которых вся энергия переходит во внутреннюю, либо внутренняя энергия равна нулю после взаимодействия.</text:p>
      <text:h text:style-name="Heading_20_1" text:outline-level="1">ВВЕДЕНИЕ</text:h>
      <text:p text:style-name="First_20_paragraph">В современном мире принято считать, что при помощи законов Ньютона мы можем не только объяснять наблюдаемые механические явления, но и предсказывать их течение. И это утверждение вполне справедливо, но с развитием технологий все чаще появляются материалы, поведение которых мы предсказать не в силах. Композиты, полимеры и сплавы могут обладать такими свойствами, которые изначально были не очевидны. Это связано с тем, что данные материалы зачастую неоднородны по своей структуре. Эта неоднородность в свою очередь приводит к взаимодействию внутри этих материалов на микроуровне. На микроуровне могут иметь место уже не только механические взаимодействия, но и химические, электромагнитные и тд. Такие взаимодействия могут быть уже так сложны, что предсказывать поведения тел из таких материалов становится нетривиальной задачей.</text:p>
      <text:p text:style-name="Text_20_body">Но рассмотрим более простой случай, где нет никаких взаимодействий в материале, кроме механических. Рассмотрим полидисперсные материалы. Полидисперсные материалы - материалы, состоящие из зерен различной крупности. Ярким примером полидисперсного материала является щебень в баластном слое железной дороги. Так же полидисперсными являются многие полимерные композиционные материалы. Полидисперсные полимеры представляют собой микроскопические частицы, которые способны взаимодействовать друг с другом на микроуровне, что зачастую приводит к неожиданному поведению данных материалов.</text:p>
      <text:p text:style-name="Text_20_body"><text:span text:style-name="T1">Силовая сеть в гранулированной насыпи</text:span></text:p>
      <text:p text:style-name="Text_20_body">Такое поведение объясняется полидисперсностью данного материала, за счет чего образуются силовые сети. Силовые сети состоят из частиц внутри гранулированного материала под давлением, которые удерживаются вместе и заклиниваются сетью взаимных сжимающих сил. Между этими цепями находятся участки с низким напряжением, зерна которых “защищены” от воздействия вышеперечисленных зерен сводами и арками (рисунок [fig:chainheap]). Набор взаимосвязанных силовых цепей известен как силовая сеть. Очевидно то, что такие полидисперсные материалы способны поглощать энергию и рассеивать ее в дальнейшем, ведь зачастую такие материалы используются в качестве демпфирующих, но каким образом образующиеся силовые сети влияют на процессы поглощения и рассеивания энергии, а так же каким образом они формируются изучено еще недостаточно подробно. Изучение преобразования кинетической энергии поступательного движения во внутреннюю энергию относительного движения в простейшей силовой цепи представлено в данной работе.</text:p>
      <text:p text:style-name="Text_20_body"><text:span text:style-name="T1">Пример силовой сети полученной при нагружении фотоэластичных гранул</text:span></text:p>
      <text:h text:style-name="Heading_20_1" text:outline-level="1">ПОСТАНОВКА ЗАДАЧИ</text:h>
      <text:h text:style-name="Heading_20_3" text:outline-level="3">Контактные силы в классической механике</text:h>
      <text:p text:style-name="First_20_paragraph">Согласно классической механике, когда к твердому телу применяется сила, центр масс тела в соответствии со вторым законом Ньютона, начнет двигаться в направлении вектора единицы силы с ускорением, равным отношению величины силы и массы тела. Поскольку реальные тела не являются абсолютно жесткими, предположение, что все тело будет двигаться с этим ускорением конечно неверно. В действительности приложенная сила будет инициировать волны двигающиеся по телу, которые в конечном итоге приведут к движению всего тела. Следовательно, важным вопросом является понимание перехода от волновых процессов к движению объекта на макроуровне</text:p>
      <text:p text:style-name="Text_20_body">Другой важный вопрос это разница/взаимосвязь между кинетической энергией волн, распространяющихся внутри тела, и тепловой энергией тела, и переход от одного к другому. Силы можно условно разделить на первичные и вторичные:</text:p>
      <text:list text:style-name="L1">
        <text:list-item>
          <text:p text:style-name="P1"><text:span text:style-name="T2">Первичные силы</text:span> - являются фундаментальной характеристикой материи и представляют собой силу соответствующего потенциального энергетического поля, к которому они принадлежат. В классической механике Ньютона мы как правило имеем дело с гравитационными и электромагнитными силами. Действие сил всегда осуществляется посредством полей, создаваемых телами и воспринимаемых рассматриваемым телом.</text:p>
        </text:list-item>
        <text:list-item>
          <text:p text:style-name="P1"><text:span text:style-name="T2">Вторичные силы</text:span> - являются результатом взаимодействия вещества, поскольку для возникновения требуют существования контакта между объектами, то есть являются силами второго порядка.</text:p>
        </text:list-item>
      </text:list>
      <text:p text:style-name="First_20_paragraph">В соответствии с третьим законом Ньютона действие одной силы способствует появлению равной по модулю, но противоположной по направлению силы - пара сил. При взаимодействии двух макроскопических объектов их атомы меняют свое положение под действием соответствующих электромагнитных силовых полей, что в макромасштабе наблюдается как деформации взаимодействующих объектов, что может быть постоянным процессом, периодическим или их комбинацией. Остающийся вопрос - как такое взаимодействие между двумя объектами может быть обеспечено?</text:p>
      <text:p text:style-name="Text_20_body">Контактные силы можно разделить на статические и динамические:</text:p>
      <text:list text:style-name="L2">
        <text:list-item>
          <text:p text:style-name="P2"><text:span text:style-name="T2">cтатические</text:span> - обусловленные первичными силами,</text:p>
        </text:list-item>
        <text:list-item>
          <text:p text:style-name="P2"><text:span text:style-name="T2">динамические</text:span> - образованные в процессе включающем движение материи (динамический способ генерации контактной силы / пары сил).</text:p>
        </text:list-item>
      </text:list>
      <text:p text:style-name="First_20_paragraph">Взаимодействие двух тел, как было сказано выше, инициирует волны материи на микроуровне, которые в дальнейшем инициируют движение на макроуровне, то возникает вопрос, какая часть энергии, запасенной телом перейдет в поступательную кинетическую энергию тела? Аналогом такого взаимодействия может быть любое не абсолютно упругое взаимодействие двух тел, при котором часть энергии взаимодействия переходят во внутреннюю энергию тела, то есть в тепловую. Демпфирующие полидисперсные материалы так же являются аналогом такой системы и для демпфера важно эффективное преобразование кинетической энергии во внутреннюю энергию системы.</text:p>
      <text:p text:style-name="Text_20_body">Поведение гранулированных материалов может проходить через различные фазы, иметь хаотичный характер, поэтому создание общей теории, описывающее поведение гранулированных материалов, является затруднительным. При этом такие материалы могут поглощать приложенную энергию колебаний, а ввиду возможности создания демпфирующих элементов из прочных материалов с небольшим весом, они нашли применение в высокотехнологичных отраслях: в работе приводится пример применения демпфирующих элементов, основанных на гранулированных материалах, в аэрокосмической отрасли.</text:p>
      <text:p text:style-name="Text_20_body">В данной работе также указано на тот факт, что при низких амплитудах вибрации, когда частицы материала постоянно находятся в контакте, эффект демпфирования будет зависеть от способности отдельных частиц к диссипации энергии. То есть можно анализировать поведение материала под нагрузкой на основе анализа взаимодействия его отдельных частиц.</text:p>
      <text:p text:style-name="Text_20_body">Работа также ссылается на аналитический метод, позволяющий найти эффективный модуль упругости и эффективное отношение Пуассона случайной упаковки для одинаковых упругих сфер, когда они находятся в постоянном контакте (аналог низкоамплитудной вибрации), где постоянные сжимающие силы между любыми контактирующими частицами могут быть вызваны гидростатическим сжатием вещества.</text:p>
      <text:p text:style-name="Text_20_body">В научной литературе принято связывать процесс диссипации с переносом энергии вещества из различных форм в тепловую.При этом возможны процессы, также потребляющие энергию, при действии которых тепловая энергия незамкнутой системы будет меняться незначительно. Разумеется, в конечном итоге энергия будет переходить в тепловую, но если ограничить рассматриваемую область областью без диссипационных процессов, то можно рассматривать диссипацию или поглощение энергии системой, не обусловленную процессами трения и не связанные с выделением тепла. Данная работа основана в большой степени на гипотезе Игоря Эмри, о том что источниками диссипации энергии в определенных системах могут выступать контактные силы, вследствии чего потребляемая системой энергия уходит не полностью в тепло, а частично на создание силовой сети, засчет перераспределения волновой энергии взаимодействия тел. Данная гипотеза основана на экспериментах с гранулированными материалами.</text:p>
      <text:p text:style-name="Text_20_body">С помощью экспериментальной установки позволяющей исследовать поведение материалов под давлением, как описано в работах было установлено что в определенных условиях материал (полимерное вещество под давлением), поглощающий энергию, изменяет свою температуру незначительно, т.е. не вся переданная веществу энергия перешла в тепло в этом веществе. Этот эффект, как оказалось, практически не исследован в литературе.</text:p>
      <text:p text:style-name="Text_20_body">Среди исследований данной тематике можно привести работу в которой с помощью метода конечных элементов исследуются свойства гранулированных материалов находящихся под нагрузкой. Результаты полученные численно для определенных параметров системы не являются универсальными, следовательно не являются достаточным результатом для анализа процессов поглощения энергии в демпфирующем элементе.</text:p>
      <text:p text:style-name="Text_20_body">Похожее исследование изучает динамическое поведение механической системы с одной степенью свободы содержащей демпфер частиц. Результаты работы демонстрируют регулярное или хаотическое движение гранулированного слоя при частоте возбуждения в качестве параметра управления. Результаты демонстрируют поведение слоя вещества, но элементы трения в модели не дают изучить требуемый эффект нетепловой диссипации. Взаимосвязь диссипации энергии и образования пары сил или силовой сети в гранулированных системах не изучена, а поскольку процессы диссипации могут иметь практическое применение, было решено исследовать процесс, обуславливающий работу демпфирующего элемента, то есть процесс диссипации энергии в гранулированных материала.</text:p>
      <text:p text:style-name="Text_20_body">Так же был произведен эксперимент, в котором по пластине из полидисперсного полимера заданной ширины стреляют пулей со скоростью 45 м/с, что приводит в разрушению пластины. Затем такой же пулей, с той же скоростью стреляют по пластине из того же полимера, но теперь ширина пластины уменьшена в два раза. В результате взаимодействия полимер не только не разрушается, но и останавливает пулю, что говорит о скрытых процессах внутри материала и влиянии процесса создания силовой сети на распространение деформаций и диссипацию энергии в материалах.</text:p>
      <text:p text:style-name="Text_20_body">Таким образом для понимания процессов, происходящих в гранулированных материалах было решено проанализировать многоуровневый энергетический обмен в простейшей силовой сети и ее образования. Данный процесс рассматривается на двух различных уровнях: на внешнем - макроуровне(рисунок [fig:micmac] (а) ), и на внутреннем - микроуровне(рисунок [fig:micmac] (б) ).</text:p>
      <text:p text:style-name="Text_20_body">Простейшим примером взаимодействия на макроуровне является столкновение эластичного сферического тела массой <draw:frame text:anchor-type="as-char" style:vertical-pos="middle" style:vertical-rel="text"><draw:object xlink:href="Formula-0/" xlink:type="simple" xlink:show="embed" xlink:actuate="onLoad"/></draw:frame>, которое движется с постоянной скоростью <draw:frame text:anchor-type="as-char" style:vertical-pos="middle" style:vertical-rel="text"><draw:object xlink:href="Formula-1/" xlink:type="simple" xlink:show="embed" xlink:actuate="onLoad"/></draw:frame>, с жесткой стенкой. В процессе взаимодействия, согласно третьему закону Ньютона, между телом и жесткой стенкой сформируется пара сил: тело будет давить на стенку с силой <draw:frame text:anchor-type="as-char" style:vertical-pos="middle" style:vertical-rel="text"><draw:object xlink:href="Formula-2/" xlink:type="simple" xlink:show="embed" xlink:actuate="onLoad"/></draw:frame>, а стенка будет давить на тело с силой <draw:frame text:anchor-type="as-char" style:vertical-pos="middle" style:vertical-rel="text"><draw:object xlink:href="Formula-3/" xlink:type="simple" xlink:show="embed" xlink:actuate="onLoad"/></draw:frame>. Последняя сила, в свою очередь, в течении времени <draw:frame text:anchor-type="as-char" style:vertical-pos="middle" style:vertical-rel="text"><draw:object xlink:href="Formula-4/" xlink:type="simple" xlink:show="embed" xlink:actuate="onLoad"/></draw:frame> остановит тело и ускорит его в обратном направлении со скоростью <draw:frame text:anchor-type="as-char" style:vertical-pos="middle" style:vertical-rel="text"><draw:object xlink:href="Formula-5/" xlink:type="simple" xlink:show="embed" xlink:actuate="onLoad"/></draw:frame>. Во время соударения внешняя кинетическая энергия будет превращена во внутреннюю потенциальную энергию эластичного тела. При этом многоуровневом взаимодействии и преобразовании энергии формируется контактная пара сил. Таким образом контактные силы являются результатом многоуровневого преобразования энергий.</text:p>
      <text:p text:style-name="Text_20_body">Рассмотрим данный процесс на микроуровне. Представим тело в качестве системы нескольких тел с массами <draw:frame text:anchor-type="as-char" style:vertical-pos="middle" style:vertical-rel="text"><draw:object xlink:href="Formula-6/" xlink:type="simple" xlink:show="embed" xlink:actuate="onLoad"/></draw:frame>, <draw:frame text:anchor-type="as-char" style:vertical-pos="middle" style:vertical-rel="text"><draw:object xlink:href="Formula-7/" xlink:type="simple" xlink:show="embed" xlink:actuate="onLoad"/></draw:frame>, <draw:frame text:anchor-type="as-char" style:vertical-pos="middle" style:vertical-rel="text"><draw:object xlink:href="Formula-8/" xlink:type="simple" xlink:show="embed" xlink:actuate="onLoad"/></draw:frame>, соединенных пружинами с жесткостями <draw:frame text:anchor-type="as-char" style:vertical-pos="middle" style:vertical-rel="text"><draw:object xlink:href="Formula-9/" xlink:type="simple" xlink:show="embed" xlink:actuate="onLoad"/></draw:frame>, <draw:frame text:anchor-type="as-char" style:vertical-pos="middle" style:vertical-rel="text"><draw:object xlink:href="Formula-10/" xlink:type="simple" xlink:show="embed" xlink:actuate="onLoad"/></draw:frame>, тогда внутренняя энергия системы будет заключена в кинетической энергии относительного движения частиц и энергии пружин. При этом взаимодействие тела с жесткой стенкой происходит посредством пружины жесткостью <draw:frame text:anchor-type="as-char" style:vertical-pos="middle" style:vertical-rel="text"><draw:object xlink:href="Formula-11/" xlink:type="simple" xlink:show="embed" xlink:actuate="onLoad"/></draw:frame>. Преобразование энергий заключается в переходе внешней кинетической энергии движения масс, во внутреннюю энергию, аналогом которой в данной постановке задачи являются потенциальные энергии пружин, соединяющих массы, и кинетические энергии относительного движения масс. Таким образом, найдя энергию поступательного движения тела после соударения, мы можем узнать диссипацию энергии в системе, что не позволяет сделать анализ на макроуровне.</text:p>
      <text:p text:style-name="Text_20_body"><text:span text:style-name="T1">Эскиз системы трех тел. Все тела разделены пружинами длины </text:span><draw:frame text:anchor-type="as-char" style:vertical-pos="middle" style:vertical-rel="text"><draw:object xlink:href="Formula-12/" xlink:type="simple" xlink:show="embed" xlink:actuate="onLoad"/></draw:frame><text:span text:style-name="T1">.</text:span></text:p>
      <text:h text:style-name="Heading_20_1" text:outline-level="1">МАТЕМАТИЧЕСКАЯ ПОСТАНОВКА ЗАДАЧИ</text:h>
      <text:h text:style-name="Heading_20_2" text:outline-level="2">Математическая модель</text:h>
      <text:p text:style-name="First_20_paragraph">Система, показанная на рисунке [fig:sketch] может быть описана следующей системой уравнений движения:</text:p>
      <text:p text:style-name="Text_20_body"><draw:frame text:anchor-type="paragraph" style:vertical-pos="middle" style:vertical-rel="text"><draw:object xlink:href="Formula-13/" xlink:type="simple" xlink:show="embed" xlink:actuate="onLoad"/></draw:frame></text:p>
      <text:p text:style-name="Text_20_body">Сдвинув координаты, получим:</text:p>
      <text:p text:style-name="Text_20_body"><draw:frame text:anchor-type="paragraph" style:vertical-pos="middle" style:vertical-rel="text"><draw:object xlink:href="Formula-14/" xlink:type="simple" xlink:show="embed" xlink:actuate="onLoad"/></draw:frame></text:p>
      <text:p text:style-name="Text_20_body">и, подставив полученные значения в уравнения движения, получим:</text:p>
      <text:p text:style-name="Text_20_body"><draw:frame text:anchor-type="paragraph" style:vertical-pos="middle" style:vertical-rel="text"><draw:object xlink:href="Formula-15/" xlink:type="simple" xlink:show="embed" xlink:actuate="onLoad"/></draw:frame></text:p>
      <text:p text:style-name="Text_20_body">Разделив уравнения на соответствующие массы получим новые переменные: <draw:frame text:anchor-type="as-char" style:vertical-pos="middle" style:vertical-rel="text"><draw:object xlink:href="Formula-16/" xlink:type="simple" xlink:show="embed" xlink:actuate="onLoad"/></draw:frame> and <draw:frame text:anchor-type="as-char" style:vertical-pos="middle" style:vertical-rel="text"><draw:object xlink:href="Formula-17/" xlink:type="simple" xlink:show="embed" xlink:actuate="onLoad"/></draw:frame>. В итоге система уравнений имеет вид:</text:p>
      <text:p text:style-name="Text_20_body"><draw:frame text:anchor-type="paragraph" style:vertical-pos="middle" style:vertical-rel="text"><draw:object xlink:href="Formula-18/" xlink:type="simple" xlink:show="embed" xlink:actuate="onLoad"/></draw:frame></text:p>
      <text:p text:style-name="Text_20_body">Для составления системы ОДУ введем вектор <draw:frame text:anchor-type="as-char" style:vertical-pos="middle" style:vertical-rel="text"><draw:object xlink:href="Formula-19/" xlink:type="simple" xlink:show="embed" xlink:actuate="onLoad"/></draw:frame>:</text:p>
      <text:p text:style-name="Text_20_body"><draw:frame text:anchor-type="paragraph" style:vertical-pos="middle" style:vertical-rel="text"><draw:object xlink:href="Formula-20/" xlink:type="simple" xlink:show="embed" xlink:actuate="onLoad"/></draw:frame></text:p>
      <text:p text:style-name="Text_20_body">Таким образом система ОДУ <draw:frame text:anchor-type="as-char" style:vertical-pos="middle" style:vertical-rel="text"><draw:object xlink:href="Formula-21/" xlink:type="simple" xlink:show="embed" xlink:actuate="onLoad"/></draw:frame> имеет вид:</text:p>
      <text:p text:style-name="Text_20_body"><draw:frame text:anchor-type="paragraph" style:vertical-pos="middle" style:vertical-rel="text"><draw:object xlink:href="Formula-22/" xlink:type="simple" xlink:show="embed" xlink:actuate="onLoad"/></draw:frame></text:p>
      <text:p text:style-name="Text_20_body">Таким образом нахождение значений вектора <draw:frame text:anchor-type="as-char" style:vertical-pos="middle" style:vertical-rel="text"><draw:object xlink:href="Formula-23/" xlink:type="simple" xlink:show="embed" xlink:actuate="onLoad"/></draw:frame>, путем решения ОДУ, позволяет найти значения скоростей и координат масс <draw:frame text:anchor-type="as-char" style:vertical-pos="middle" style:vertical-rel="text"><draw:object xlink:href="Formula-24/" xlink:type="simple" xlink:show="embed" xlink:actuate="onLoad"/></draw:frame>, <draw:frame text:anchor-type="as-char" style:vertical-pos="middle" style:vertical-rel="text"><draw:object xlink:href="Formula-25/" xlink:type="simple" xlink:show="embed" xlink:actuate="onLoad"/></draw:frame>, <draw:frame text:anchor-type="as-char" style:vertical-pos="middle" style:vertical-rel="text"><draw:object xlink:href="Formula-26/" xlink:type="simple" xlink:show="embed" xlink:actuate="onLoad"/></draw:frame> в любой момент времени и понять какие процессы протекают в системе во время взаимодействия.</text:p>
      <text:h text:style-name="Heading_20_2" text:outline-level="2">Аналитическое решение</text:h>
      <text:p text:style-name="First_20_paragraph">Определитель матрицы <draw:frame text:anchor-type="as-char" style:vertical-pos="middle" style:vertical-rel="text"><draw:object xlink:href="Formula-27/" xlink:type="simple" xlink:show="embed" xlink:actuate="onLoad"/></draw:frame> равен <draw:frame text:anchor-type="as-char" style:vertical-pos="middle" style:vertical-rel="text"><draw:object xlink:href="Formula-28/" xlink:type="simple" xlink:show="embed" xlink:actuate="onLoad"/></draw:frame>, что позволяет нам найти точное решение при помощи спектрального разложения.</text:p>
      <text:p text:style-name="Text_20_body"><draw:frame text:anchor-type="paragraph" style:vertical-pos="middle" style:vertical-rel="text"><draw:object xlink:href="Formula-29/" xlink:type="simple" xlink:show="embed" xlink:actuate="onLoad"/></draw:frame></text:p>
      <text:p text:style-name="Text_20_body">Спектральное разложение имеет вид:</text:p>
      <text:p text:style-name="Text_20_body"><draw:frame text:anchor-type="paragraph" style:vertical-pos="middle" style:vertical-rel="text"><draw:object xlink:href="Formula-30/" xlink:type="simple" xlink:show="embed" xlink:actuate="onLoad"/></draw:frame></text:p>
      <text:p text:style-name="Text_20_body">, где <draw:frame text:anchor-type="as-char" style:vertical-pos="middle" style:vertical-rel="text"><draw:object xlink:href="Formula-31/" xlink:type="simple" xlink:show="embed" xlink:actuate="onLoad"/></draw:frame> - изначальная матрица, <draw:frame text:anchor-type="as-char" style:vertical-pos="middle" style:vertical-rel="text"><draw:object xlink:href="Formula-32/" xlink:type="simple" xlink:show="embed" xlink:actuate="onLoad"/></draw:frame> - матрица собственных векторов, <draw:frame text:anchor-type="as-char" style:vertical-pos="middle" style:vertical-rel="text"><draw:object xlink:href="Formula-33/" xlink:type="simple" xlink:show="embed" xlink:actuate="onLoad"/></draw:frame>- диагональная матрица, на диагонали которой расположены собственные числа матрицы <draw:frame text:anchor-type="as-char" style:vertical-pos="middle" style:vertical-rel="text"><draw:object xlink:href="Formula-34/" xlink:type="simple" xlink:show="embed" xlink:actuate="onLoad"/></draw:frame>. Для данной задачи система ОДУ имеет вид:</text:p>
      <text:p text:style-name="Text_20_body"><draw:frame text:anchor-type="paragraph" style:vertical-pos="middle" style:vertical-rel="text"><draw:object xlink:href="Formula-35/" xlink:type="simple" xlink:show="embed" xlink:actuate="onLoad"/></draw:frame></text:p>
      <text:p text:style-name="Text_20_body">Применив спектральное разложения к матрице <draw:frame text:anchor-type="as-char" style:vertical-pos="middle" style:vertical-rel="text"><draw:object xlink:href="Formula-36/" xlink:type="simple" xlink:show="embed" xlink:actuate="onLoad"/></draw:frame>, получим:</text:p>
      <text:p text:style-name="Text_20_body"><draw:frame text:anchor-type="paragraph" style:vertical-pos="middle" style:vertical-rel="text"><draw:object xlink:href="Formula-37/" xlink:type="simple" xlink:show="embed" xlink:actuate="onLoad"/></draw:frame></text:p>
      <text:p text:style-name="Text_20_body">Произведем замену переменных <draw:frame text:anchor-type="as-char" style:vertical-pos="middle" style:vertical-rel="text"><draw:object xlink:href="Formula-38/" xlink:type="simple" xlink:show="embed" xlink:actuate="onLoad"/></draw:frame>. Теперь уравнение имеет вид:</text:p>
      <text:p text:style-name="Text_20_body"><draw:frame text:anchor-type="paragraph" style:vertical-pos="middle" style:vertical-rel="text"><draw:object xlink:href="Formula-39/" xlink:type="simple" xlink:show="embed" xlink:actuate="onLoad"/></draw:frame></text:p>
      <text:p text:style-name="Text_20_body">Отсюда вектор <draw:frame text:anchor-type="as-char" style:vertical-pos="middle" style:vertical-rel="text"><draw:object xlink:href="Formula-40/" xlink:type="simple" xlink:show="embed" xlink:actuate="onLoad"/></draw:frame>:</text:p>
      <text:p text:style-name="Text_20_body"><draw:frame text:anchor-type="paragraph" style:vertical-pos="middle" style:vertical-rel="text"><draw:object xlink:href="Formula-41/" xlink:type="simple" xlink:show="embed" xlink:actuate="onLoad"/></draw:frame></text:p>
      <text:p text:style-name="Text_20_body">где <draw:frame text:anchor-type="as-char" style:vertical-pos="middle" style:vertical-rel="text"><draw:object xlink:href="Formula-42/" xlink:type="simple" xlink:show="embed" xlink:actuate="onLoad"/></draw:frame> - время. В результате обратной замены получим <draw:frame text:anchor-type="as-char" style:vertical-pos="middle" style:vertical-rel="text"><draw:object xlink:href="Formula-43/" xlink:type="simple" xlink:show="embed" xlink:actuate="onLoad"/></draw:frame>.</text:p>
      <text:p text:style-name="Text_20_body">Таким образом решение системы ОДУ сводится к нахождению собственных чисел матрицы <draw:frame text:anchor-type="as-char" style:vertical-pos="middle" style:vertical-rel="text"><draw:object xlink:href="Formula-44/" xlink:type="simple" xlink:show="embed" xlink:actuate="onLoad"/></draw:frame>. Собственные числа можно найти аналитически, для этого запишем характеристический полином матрицы <draw:frame text:anchor-type="as-char" style:vertical-pos="middle" style:vertical-rel="text"><draw:object xlink:href="Formula-45/" xlink:type="simple" xlink:show="embed" xlink:actuate="onLoad"/></draw:frame>:</text:p>
      <text:p text:style-name="Text_20_body"><draw:frame text:anchor-type="paragraph" style:vertical-pos="middle" style:vertical-rel="text"><draw:object xlink:href="Formula-46/" xlink:type="simple" xlink:show="embed" xlink:actuate="onLoad"/></draw:frame></text:p>
      <text:p text:style-name="Text_20_body">Можно легко увидеть, что данное выражение легко сводится к кубическому уравнению вида:</text:p>
      <text:p text:style-name="Text_20_body"><draw:frame text:anchor-type="paragraph" style:vertical-pos="middle" style:vertical-rel="text"><draw:object xlink:href="Formula-47/" xlink:type="simple" xlink:show="embed" xlink:actuate="onLoad"/></draw:frame></text:p>
      <text:p text:style-name="Text_20_body">, где</text:p>
      <text:p text:style-name="Text_20_body"><draw:frame text:anchor-type="paragraph" style:vertical-pos="middle" style:vertical-rel="text"><draw:object xlink:href="Formula-48/" xlink:type="simple" xlink:show="embed" xlink:actuate="onLoad"/></draw:frame></text:p>
      <text:p text:style-name="Text_20_body">Решим данное уравнение при помощи тригонометрической формулы Виета для кубического уравнения:</text:p>
      <text:p text:style-name="Text_20_body"><draw:frame text:anchor-type="paragraph" style:vertical-pos="middle" style:vertical-rel="text"><draw:object xlink:href="Formula-49/" xlink:type="simple" xlink:show="embed" xlink:actuate="onLoad"/></draw:frame></text:p>
      <text:p text:style-name="Text_20_body">Если <draw:frame text:anchor-type="as-char" style:vertical-pos="middle" style:vertical-rel="text"><draw:object xlink:href="Formula-50/" xlink:type="simple" xlink:show="embed" xlink:actuate="onLoad"/></draw:frame>, то имеем три действительных корня, вычисляемых при помощи тригонометрических функций. При <draw:frame text:anchor-type="as-char" style:vertical-pos="middle" style:vertical-rel="text"><draw:object xlink:href="Formula-51/" xlink:type="simple" xlink:show="embed" xlink:actuate="onLoad"/></draw:frame>, тригонометрические функции заменяются на гиперболические и пара корней является комплексными. При <draw:frame text:anchor-type="as-char" style:vertical-pos="middle" style:vertical-rel="text"><draw:object xlink:href="Formula-52/" xlink:type="simple" xlink:show="embed" xlink:actuate="onLoad"/></draw:frame> уравнение вырождено и имеет два корня. Программная реализация решателя на языке Python, использующего тригонометрическую формулу Виета, представлена в листинге [lst:viett].</text:p>
      <text:p text:style-name="P3">def cbslv(a, b, c):</text:p>
      <text:p text:style-name="P4"><text:tab/>Q = (a**2 - 3*b)/9</text:p>
      <text:p text:style-name="P5"><text:tab/>R = (2*a**3 - 9*a*b+27*c)/54</text:p>
      <text:p text:style-name="P6"><text:tab/>S = Q**3 - R**2</text:p>
      <text:p text:style-name="P7"><text:tab/>if S &gt; 0:</text:p>
      <text:p text:style-name="P8"><text:tab/><text:tab/>phi = cmt.acos(R/cmt.sqrt(Q**3))/3</text:p>
      <text:p text:style-name="P9"><text:tab/><text:tab/>x1 = -2*cmt.sqrt(Q)* cmt.cos(phi) - a/3</text:p>
      <text:p text:style-name="P10"><text:tab/><text:tab/>x2 = -2*cmt.sqrt(Q+2*np.pi/3)* cmt.cos(phi) - a/3</text:p>
      <text:p text:style-name="P11"><text:tab/><text:tab/>x3 = -2*cmt.sqrt(Q-2*np.pi/3)* cmt.cos(phi) - a/3</text:p>
      <text:p text:style-name="P12"><text:tab/>elif S &lt; 0:</text:p>
      <text:p text:style-name="P13"><text:tab/><text:tab/>if Q &gt; 0:</text:p>
      <text:p text:style-name="P14"><text:tab/><text:tab/><text:tab/>phi = cmt.acosh(abs(R)/cmt.sqrt(Q**3))/3</text:p>
      <text:p text:style-name="P15"><text:tab/><text:tab/><text:tab/>x1 = -2*np.sign(R)*cmt.sqrt(Q)*cmt.cosh(phi) - a/3 # real root</text:p>
      <text:p text:style-name="P16"><text:tab/><text:tab/><text:tab/>x2 = np.sign(R)*cmt.sqrt(Q)*cmt.cosh(phi) - a/3 + 1j*cmt.sqrt(3)*cmt.sqrt(Q)*cmt.sinh(phi)</text:p>
      <text:p text:style-name="P17"><text:tab/><text:tab/><text:tab/>x3 = np.sign(R)*cmt.sqrt(Q)*cmt.cosh(phi) - a/3 - 1j*cmt.sqrt(3)*cmt.sqrt(Q)*cmt.sinh(phi)</text:p>
      <text:p text:style-name="P18"><text:tab/><text:tab/>elif Q &lt; 0:</text:p>
      <text:p text:style-name="P19"><text:tab/><text:tab/><text:tab/>phi = cmt.asinh(abs(R)/cmt.sqrt(abs(Q)**3))/3</text:p>
      <text:p text:style-name="P20"><text:tab/><text:tab/><text:tab/>x1 = -2*np.sign(R)*cmt.sqrt(abs(Q))*cmt.sinh(phi) - a/3 # real root</text:p>
      <text:p text:style-name="P21"><text:tab/><text:tab/><text:tab/>x2 = np.sign(R)*cmt.sqrt(abs(Q))*cmt.sinh(phi) - a/3 + 1j*cmt.sqrt(3)*cmt.sqrt(abs(Q))*cmt.cosh(phi)</text:p>
      <text:p text:style-name="P22"><text:tab/><text:tab/><text:tab/>x3 = np.sign(R)*cmt.sqrt(abs(Q))*cmt.sinh(phi) - a/3 - 1j*cmt.sqrt(3)*cmt.sqrt(abs(Q))*cmt.cosh(phi)</text:p>
      <text:p text:style-name="P23"><text:tab/><text:tab/>elif Q == 0:</text:p>
      <text:p text:style-name="P24"><text:tab/><text:tab/><text:tab/>x1 = -np.cbrt(c-(a**3)/27) - a/3</text:p>
      <text:p text:style-name="P25"><text:tab/><text:tab/><text:tab/>x2 = -(a+x1)/2 +1j/2*cmt.sqrt(abs((a - 3*x1)*(a+x1)-4*b))</text:p>
      <text:p text:style-name="P26"><text:tab/><text:tab/><text:tab/>x2 = -(a+x1)/2 -1j/2*cmt.sqrt(abs((a - 3*x1)*(a+x1)-4*b))</text:p>
      <text:p text:style-name="P27"><text:tab/>elif S==0:</text:p>
      <text:p text:style-name="P28"><text:tab/><text:tab/>x1 = -2*np.cbrt(R)-a/3</text:p>
      <text:p text:style-name="P29"><text:tab/><text:tab/>x2 = np.cbrt(R)-a/3</text:p>
      <text:p text:style-name="P30"><text:tab/><text:tab/>x3 = None</text:p>
      <text:p text:style-name="P31"><text:tab/>return x1, x2, x3</text:p>
      <text:p text:style-name="First_20_paragraph">Изначальной идеей нахождения аналитического решения было избавление от переменных и от большого количества арифметических операций. Это могло позволить найти прямые зависимости состояний системы от каких либо из ее параметров. Но в ходе подстановки не удалось сократить какие либо переменные, а вкупе с использованием ресурсозатратных гиперболических функций и вычислением сложных степеней больших чисел аналитическое решение приводит к ошибкам вычислений и отклонениям. А так же к большему времени расчетов, относительно численных методов.</text:p>
      <text:h text:style-name="Heading_20_1" text:outline-level="1">ВЫЧИСЛИТЕЛЬНЫЙ МЕТОД</text:h>
      <text:h text:style-name="Heading_20_2" text:outline-level="2">Метод Рунге-Кутта 4-го порядка</text:h>
      <text:p text:style-name="First_20_paragraph">В связи с тем, что точное решение имеет большую вычислительную сложность, то воспользуемся методом Рунге-Кутта 4-го порядка для решения системы ОДУ. Согласно методу приближенное значение в последующих точках вычисляется по итерационной формуле:</text:p>
      <text:p text:style-name="Text_20_body"><draw:frame text:anchor-type="paragraph" style:vertical-pos="middle" style:vertical-rel="text"><draw:object xlink:href="Formula-53/" xlink:type="simple" xlink:show="embed" xlink:actuate="onLoad"/></draw:frame></text:p>
      <text:p text:style-name="Text_20_body">Коэффициенты в общем виде находятся по формулам:</text:p>
      <text:p text:style-name="Text_20_body"><draw:frame text:anchor-type="paragraph" style:vertical-pos="middle" style:vertical-rel="text"><draw:object xlink:href="Formula-54/" xlink:type="simple" xlink:show="embed" xlink:actuate="onLoad"/></draw:frame></text:p>
      <text:p text:style-name="Text_20_body">, где <draw:frame text:anchor-type="as-char" style:vertical-pos="middle" style:vertical-rel="text"><draw:object xlink:href="Formula-55/" xlink:type="simple" xlink:show="embed" xlink:actuate="onLoad"/></draw:frame> - величина шага сетки по <draw:frame text:anchor-type="as-char" style:vertical-pos="middle" style:vertical-rel="text"><draw:object xlink:href="Formula-56/" xlink:type="simple" xlink:show="embed" xlink:actuate="onLoad"/></draw:frame>.</text:p>
      <text:p text:style-name="Text_20_body">Относительно задачи, рассматриваемой в данной работе аналогом <draw:frame text:anchor-type="as-char" style:vertical-pos="middle" style:vertical-rel="text"><draw:object xlink:href="Formula-57/" xlink:type="simple" xlink:show="embed" xlink:actuate="onLoad"/></draw:frame> является время <draw:frame text:anchor-type="as-char" style:vertical-pos="middle" style:vertical-rel="text"><draw:object xlink:href="Formula-58/" xlink:type="simple" xlink:show="embed" xlink:actuate="onLoad"/></draw:frame>. А аналогом <draw:frame text:anchor-type="as-char" style:vertical-pos="middle" style:vertical-rel="text"><draw:object xlink:href="Formula-59/" xlink:type="simple" xlink:show="embed" xlink:actuate="onLoad"/></draw:frame> - вектор <draw:frame text:anchor-type="as-char" style:vertical-pos="middle" style:vertical-rel="text"><draw:object xlink:href="Formula-60/" xlink:type="simple" xlink:show="embed" xlink:actuate="onLoad"/></draw:frame>, описывающий состояние системы ([eq:vector]). Тогда уравнение <draw:frame text:anchor-type="as-char" style:vertical-pos="middle" style:vertical-rel="text"><draw:object xlink:href="Formula-61/" xlink:type="simple" xlink:show="embed" xlink:actuate="onLoad"/></draw:frame> принимает вид ([eq:syst]). Начальные условия задачи Коши нам известны из постановки задачи. Легко можно заметить, что по сравнению с аналитическим решением, в методе Рунге-Кутта требуется произвести меньшее количество арифметических операций, что критично для данной задачи, потому что требуется проводить анализ большого количества возможных состояний системы, а это значит каждый раз симулировать процесс. А вкупе с тем что данный численный метод имеет порядок точности <draw:frame text:anchor-type="as-char" style:vertical-pos="middle" style:vertical-rel="text"><draw:object xlink:href="Formula-62/" xlink:type="simple" xlink:show="embed" xlink:actuate="onLoad"/></draw:frame>, то было решено использовать данный метод для получения приближенных значений состояний системы для каждого момента времени. На рисунке [fig:anchi] продемонстрированы графики зависимости состояния системы от времени для параметров <draw:frame text:anchor-type="as-char" style:vertical-pos="middle" style:vertical-rel="text"><draw:object xlink:href="Formula-63/" xlink:type="simple" xlink:show="embed" xlink:actuate="onLoad"/></draw:frame> и <draw:frame text:anchor-type="as-char" style:vertical-pos="middle" style:vertical-rel="text"><draw:object xlink:href="Formula-64/" xlink:type="simple" xlink:show="embed" xlink:actuate="onLoad"/></draw:frame> со значением шага <draw:frame text:anchor-type="as-char" style:vertical-pos="middle" style:vertical-rel="text"><draw:object xlink:href="Formula-65/" xlink:type="simple" xlink:show="embed" xlink:actuate="onLoad"/></draw:frame>с, что дает в итоге точность <draw:frame text:anchor-type="as-char" style:vertical-pos="middle" style:vertical-rel="text"><draw:object xlink:href="Formula-66/" xlink:type="simple" xlink:show="embed" xlink:actuate="onLoad"/></draw:frame>. На основе графиков и порядка точности можно сделать вывод, что данной точности интегрирования достаточно для решения поставленной задачи.</text:p>
      <text:h text:style-name="Heading_20_2" text:outline-level="2">Конечно-автоматная модель</text:h>
      <text:p text:style-name="First_20_paragraph">Так как система тел при движении во времени может принимать несколько состояний, то мы можем рассмотреть данную систему в качестве конечного автомата с тремя возможными состояниями, описывающий динамическое состояние системы. Всего возможно три состояния системы:</text:p>
      <text:list text:style-name="L3">
        <text:list-item>
          <text:p text:style-name="P32">тело взаимодействует со стенкой;</text:p>
        </text:list-item>
        <text:list-item>
          <text:p text:style-name="P32">тело не взаимодействует со стенкой (свободное движение);</text:p>
        </text:list-item>
        <text:list-item>
          <text:p text:style-name="P32">нефизический случай.</text:p>
        </text:list-item>
      </text:list>
      <text:p text:style-name="First_20_paragraph">При наличии взаимодействия со стенкой в уравнении появляется пара сил: сила упругости первой пружины <draw:frame text:anchor-type="as-char" style:vertical-pos="middle" style:vertical-rel="text"><draw:object xlink:href="Formula-67/" xlink:type="simple" xlink:show="embed" xlink:actuate="onLoad"/></draw:frame> и, согласно третьему закону Ньютона действует обратная сила со стороны стенки.Ппри отсутствии взаимодействия, очевидно, данная пара сил не существует, поэтому в состоянии оторванном от стенки считается, что первая пружина отсутствует. Взаимодействие со стенкой происходит, когда значение координаты массы <draw:frame text:anchor-type="as-char" style:vertical-pos="middle" style:vertical-rel="text"><draw:object xlink:href="Formula-68/" xlink:type="simple" xlink:show="embed" xlink:actuate="onLoad"/></draw:frame> меньше или равняется длине пружины <draw:frame text:anchor-type="as-char" style:vertical-pos="middle" style:vertical-rel="text"><draw:object xlink:href="Formula-69/" xlink:type="simple" xlink:show="embed" xlink:actuate="onLoad"/></draw:frame> в ненапряженном состоянии.</text:p>
      <text:p text:style-name="Text_20_body">Нефизическим случаем является такое состояние системы, при котором значение координаты массы <draw:frame text:anchor-type="as-char" style:vertical-pos="middle" style:vertical-rel="text"><draw:object xlink:href="Formula-70/" xlink:type="simple" xlink:show="embed" xlink:actuate="onLoad"/></draw:frame> становятся меньше значения координаты массы <draw:frame text:anchor-type="as-char" style:vertical-pos="middle" style:vertical-rel="text"><draw:object xlink:href="Formula-71/" xlink:type="simple" xlink:show="embed" xlink:actuate="onLoad"/></draw:frame>,изначально находящейся ближе к стенке. Также нефизическим случаем является, когда значение координаты какой-либо массы становиться меньше 0 (масса “прошла” сквозь стенку). Граф, описывающий конечный автомат, представлен на рисунке [fig:avtomat]. Программная реализация автомата представлена на блок-схеме [alg:konavt].</text:p>
      <text:p text:style-name="Text_20_body">(q_0)</text:p>
      <table:table table:name="Table1" table:style-name="Table1">
        <table:table-column table:style-name="Table1.A"/>
        <table:table-row>
          <table:table-cell table:style-name="Table1.A1" office:value-type="string">
            <text:p text:style-name="P34">Свободное</text:p>
          </table:table-cell>
        </table:table-row>
        <table:table-row>
          <table:table-cell table:style-name="Table1.A1" office:value-type="string">
            <text:p text:style-name="P34">движение тела</text:p>
          </table:table-cell>
        </table:table-row>
      </table:table>
      <text:p text:style-name="First_20_paragraph">; (q_1) [right=of q_0]</text:p>
      <table:table table:name="Table2" table:style-name="Table2">
        <table:table-column table:style-name="Table2.A"/>
        <table:table-row>
          <table:table-cell table:style-name="Table2.A1" office:value-type="string">
            <text:p text:style-name="P36">Тело</text:p>
          </table:table-cell>
        </table:table-row>
        <table:table-row>
          <table:table-cell table:style-name="Table2.A1" office:value-type="string">
            <text:p text:style-name="P36">взаимодействует</text:p>
          </table:table-cell>
        </table:table-row>
        <table:table-row>
          <table:table-cell table:style-name="Table2.A1" office:value-type="string">
            <text:p text:style-name="P36">со стенкой</text:p>
          </table:table-cell>
        </table:table-row>
      </table:table>
      <text:p text:style-name="First_20_paragraph">; (q_2) [below=of q_0]</text:p>
      <table:table table:name="Table3" table:style-name="Table3">
        <table:table-column table:style-name="Table3.A"/>
        <table:table-row>
          <table:table-cell table:style-name="Table3.A1" office:value-type="string">
            <text:p text:style-name="P38">Нефизический</text:p>
          </table:table-cell>
        </table:table-row>
        <table:table-row>
          <table:table-cell table:style-name="Table3.A1" office:value-type="string">
            <text:p text:style-name="P38">случай</text:p>
          </table:table-cell>
        </table:table-row>
      </table:table>
      <text:p text:style-name="First_20_paragraph">; (q_0) edge node [below] <draw:frame text:anchor-type="as-char" style:vertical-pos="middle" style:vertical-rel="text"><draw:object xlink:href="Formula-72/" xlink:type="simple" xlink:show="embed" xlink:actuate="onLoad"/></draw:frame> (q_1); (q_1) edge node [above] <draw:frame text:anchor-type="as-char" style:vertical-pos="middle" style:vertical-rel="text"><draw:object xlink:href="Formula-73/" xlink:type="simple" xlink:show="embed" xlink:actuate="onLoad"/></draw:frame> (q_0); (q_0) edge node [left]</text:p>
      <table:table table:name="Table4" table:style-name="Table4">
        <table:table-column table:style-name="Table4.A"/>
        <table:table-row>
          <table:table-cell table:style-name="Table4.A1" office:value-type="string">
            <text:p text:style-name="P40"><draw:frame text:anchor-type="as-char" style:vertical-pos="middle" style:vertical-rel="text"><draw:object xlink:href="Formula-74/" xlink:type="simple" xlink:show="embed" xlink:actuate="onLoad"/></draw:frame>,</text:p>
          </table:table-cell>
        </table:table-row>
        <table:table-row>
          <table:table-cell table:style-name="Table4.A1" office:value-type="string">
            <text:p text:style-name="P40"><draw:frame text:anchor-type="as-char" style:vertical-pos="middle" style:vertical-rel="text"><draw:object xlink:href="Formula-75/" xlink:type="simple" xlink:show="embed" xlink:actuate="onLoad"/></draw:frame>,</text:p>
          </table:table-cell>
        </table:table-row>
        <table:table-row>
          <table:table-cell table:style-name="Table4.A1" office:value-type="string">
            <text:p text:style-name="P40"><draw:frame text:anchor-type="as-char" style:vertical-pos="middle" style:vertical-rel="text"><draw:object xlink:href="Formula-76/" xlink:type="simple" xlink:show="embed" xlink:actuate="onLoad"/></draw:frame></text:p>
          </table:table-cell>
        </table:table-row>
      </table:table>
      <text:p text:style-name="First_20_paragraph">(q_2); (q_1) edge node [below right]</text:p>
      <table:table table:name="Table5" table:style-name="Table5">
        <table:table-column table:style-name="Table5.A"/>
        <table:table-row>
          <table:table-cell table:style-name="Table5.A1" office:value-type="string">
            <text:p text:style-name="P42"><draw:frame text:anchor-type="as-char" style:vertical-pos="middle" style:vertical-rel="text"><draw:object xlink:href="Formula-77/" xlink:type="simple" xlink:show="embed" xlink:actuate="onLoad"/></draw:frame></text:p>
          </table:table-cell>
        </table:table-row>
        <table:table-row>
          <table:table-cell table:style-name="Table5.A1" office:value-type="string">
            <text:p text:style-name="P42"><draw:frame text:anchor-type="as-char" style:vertical-pos="middle" style:vertical-rel="text"><draw:object xlink:href="Formula-78/" xlink:type="simple" xlink:show="embed" xlink:actuate="onLoad"/></draw:frame></text:p>
          </table:table-cell>
        </table:table-row>
        <table:table-row>
          <table:table-cell table:style-name="Table5.A1" office:value-type="string">
            <text:p text:style-name="P42"><draw:frame text:anchor-type="as-char" style:vertical-pos="middle" style:vertical-rel="text"><draw:object xlink:href="Formula-79/" xlink:type="simple" xlink:show="embed" xlink:actuate="onLoad"/></draw:frame></text:p>
          </table:table-cell>
        </table:table-row>
      </table:table>
      <text:p text:style-name="First_20_paragraph">(q_2);</text:p>
      <text:h text:style-name="Heading_20_1" text:outline-level="1">ПРОГРАММНАЯ РЕАЛИЗАЦИЯ</text:h>
      <text:h text:style-name="Heading_20_2" text:outline-level="2">Используемые программные средства</text:h>
      <text:p text:style-name="First_20_paragraph">В данной работе было использованы следующие языки программирования:</text:p>
      <text:list text:style-name="L4">
        <text:list-item>
          <text:p text:style-name="P43">Python</text:p>
        </text:list-item>
        <text:list-item>
          <text:p text:style-name="P43">Golang</text:p>
        </text:list-item>
      </text:list>
      <text:p text:style-name="First_20_paragraph">Изначально все математические модели были реализованы на языке Python с использованием библиотеки numpy, это было сделано для проверки их работоспособности. Несомненным приемуществом работы Python является его простота в использовании, а так же большое количество готовых библиотек, сильно упрощающих разработку. Но так же Python является языком динамической типизации, что значительно влияет на скорость его работы, поэтому для задач, требующих больших вычислительных мощностей, которой как раз и является данная задача, использование Python является нецелесообразным. Поэтому дальнейшая разработка производилась на языке Golang.</text:p>
      <text:h text:style-name="Heading_20_3" text:outline-level="3">Язык Golang</text:h>
      <text:p text:style-name="First_20_paragraph">Среди современных языков программирования следует выделить язык программирования Go, реализация которого была выполнена командой разработчиков фирмы Google . Язык Go разрабатывался как язык программирования для создания высокоэффективных программ, работающих на современных распределённых системах и многоядерных процессорах. Он может рассматриваться как попытка создать замену языкам Си и C++.</text:p>
      <text:p text:style-name="Text_20_body">Основные возможности Golang:</text:p>
      <text:list text:style-name="L5">
        <text:list-item>
          <text:p text:style-name="P44">Go — язык со строгой статической типизацией. Доступен автоматический вывод типов, для пользовательских типов — “утиная типизация”.</text:p>
        </text:list-item>
        <text:list-item>
          <text:p text:style-name="P44">Полноценная поддержка указателей, но без возможности применять к ним арифметические операции, в отличие от C/C++/D.</text:p>
        </text:list-item>
        <text:list-item>
          <text:p text:style-name="P44">Использование динамических массивов, хеш-таблиц, срезов (слайсов), вариант цикла для обхода коллекции.</text:p>
        </text:list-item>
        <text:list-item>
          <text:p text:style-name="P44">Средства функционального программирования: неименованные функции, замыкания, передача функций в параметрах и возврат функциональных значений.</text:p>
        </text:list-item>
        <text:list-item>
          <text:p text:style-name="P44">Автоматическое управление памятью со сборщиком мусора.</text:p>
        </text:list-item>
        <text:list-item>
          <text:p text:style-name="P44">Средства объектно-ориентированного программирования, но без поддержки наследования реализации (наследуются только интерфейсы). По большому счёту, Go является процедурным языком с поддержкой интерфейсов.</text:p>
        </text:list-item>
        <text:list-item>
          <text:p text:style-name="P44">Средства параллельного программирования: встроенные в язык потоки (go routines), взаимодействие потоков через каналы и другие средства организации многопоточных программ.</text:p>
        </text:list-item>
        <text:list-item>
          <text:p text:style-name="P44">Достаточно лаконичный и простой синтаксис, основанный на Си.</text:p>
        </text:list-item>
      </text:list>
      <text:p text:style-name="First_20_paragraph">Go содержит конструкцию, которая позволяет запустить исполнение вызова некоторой функции в отдельном потоке. Такая функция называется в Go горутиной (англ. goroutine), ниже приведен пример оператора вызова горутины:</text:p>
      <text:p text:style-name="P45"><text:s text:c="4"/>go f(args) </text:p>
      <text:p text:style-name="First_20_paragraph">Каналы используются в качестве средства взаимодействия между горутинами. Помимо каналов в пакете <text:span text:style-name="T1">sync</text:span> содержатся такие примитивы синхронизации, как мьютексы или условные переменные, однако их рекомендуется применять только для низкоуровневых библиотек.</text:p>
      <text:p text:style-name="Text_20_body">Каналы в Go типизированы и являются объектами первого класса. Их можно посылать в функции, возвращать из функций, присваивать переменным и полям структур, а также пересылать по каналам. Они могут работать только в одну сторону или в обе. Причем, если обычный двунаправленный канал передать в функцию, где он используется, например, только на прием, его можно промаркировать соответствующим образом в списке параметров функции и компилятор проверит правильность его использования. Обычные каналы блокируют горутину, которая пытается получить из или послать что-то в канал, пока с другой стороны не будет произведено соответсвующее обратное действие. Но канал может иметь буфер, который может накапливать и отдавать накопленное определенное количество значений без блокировки. Канал может быть закрыт встроенной функцией <text:span text:style-name="T1">close</text:span>, после этого посылка в него значений приведет к “панике”, так в данном языке называется экстренное завершение программы в случае ошибки. Если закрытый канал имеет непустой буфер, эти значения все еще могут быть получены. Но когда буфер уже пуст или его нет, закрытый канал при попытке чтения будет выдавать нулевые значения того типа, для пересылки которых он создан. То есть, закрытый строковый канал будет выдавать пустые строки, целочисленный — нули, канал указателей — nil. Более подробно горутины и в целом язык Golang описывается в книге </text:p>
      <text:p text:style-name="Text_20_body">Также неоспоримым приемуществом Golang является его скорость работы и компиляции, сопоставимая с такими языками, как Java, C, C++. На рисунке [fig:govs] сопоставлены популярные языки и Go, на примере часто встречающихся задач.</text:p>
      <text:p text:style-name="Text_20_body"><text:span text:style-name="T1">Сопоставление Golang, Python, C++, Java, Node.js.</text:span></text:p>
      <text:p text:style-name="Text_20_body">Учитывая наличие сборщика мусора, времени компиляции сопоставимым с C++, а так же простотой синтаксиса и читабельностью кода, было решено остановиться на данном языке как на основном языке разработки. Так же в Golang есть возможноть исполнения кода, написанного на языке C, что позволяет уменьшить время работы программ, а так же использовать математические библиотке blas и lapack, которые реализованы в пакете <text:span text:style-name="T2">gonum</text:span>.</text:p>
      <text:h text:style-name="Heading_20_2" text:outline-level="2">Параллелизация вычислений</text:h>
      <text:p text:style-name="First_20_paragraph">Задача параллелизации представляет собой программное ускорение расчета полей накопленных энергий после соударения системы трех тел со стенкой в зависимости от конфигурации системы. Расчет энергий происходит путем моделирования взаимодействия тел, что представляет собой решение системы ОДУ для каждого момента времени при помощи метода Рунге-Кутта 4 порядка . Для понимания какой из параметров вносит больший вклад в накопление энергии требуется провести большое количество симуляций, которые линейно влияют на время расчетов. Было решено использовать возможности языка Golang, для программного ускорения времени расчетов и более полного использования ресурсов компьютера, а в дальнейшем и вычислительного кластера.</text:p>
      <text:p text:style-name="Text_20_body">Для ускорения вычисления были реализованы функции считающие двумерные поля(листинг [lst:2d]) и трехмерные облака точек(листинг [lst:3d]). Обе функции используют все ядра центрального процессора.</text:p>
      <text:p text:style-name="Text_20_body">Параллелизация работы в случае функции представленной в листинге [lst:3d] достигается за счет того, что на каждую горутину выделяется одна плоскость в трехмерном пространстве, которую необходимо расчитать, после окончания расчета по каналу отправляется строковая переменная содержащая в себе данные расчетов, полученные данной горутиной.</text:p>
      <text:p text:style-name="Text_20_body">Параллелизация работы в случае функции представленной в листинге [lst:2d] достигается, за счет разделения плоскости расчетов между всеми доступными ядрами процессора, что позволяет параллельно производить несколько симуляций. Во время расчетов, аналогично трехмерному случаю формируется строковая переменная, которая отправляется по каналу.</text:p>
      <text:p text:style-name="P46"><text:s text:c="4"/>func barrier(nrouts int, ch chan string, fil *os.File) {</text:p>
      <text:p text:style-name="P47"><text:s text:c="8"/>for r := 0; r &lt; nrouts; r++ {</text:p>
      <text:p text:style-name="P48"><text:s text:c="12"/>x := &lt;-ch</text:p>
      <text:p text:style-name="P49"><text:s text:c="12"/>log.Println("goroutine ", r, "writed", len(x))</text:p>
      <text:p text:style-name="P50"><text:s text:c="12"/>fil.WriteString(x)</text:p>
      <text:p text:style-name="P51"><text:s text:c="8"/>}</text:p>
      <text:p text:style-name="P52"><text:s text:c="4"/>}</text:p>
      <text:p text:style-name="First_20_paragraph">Полученные через канал строки обрабатываются в функции представленной в листинге [lst:bar]. Данная функция принимает по каналу определенное количество переменных типа строка, которое равно число запущенных горутин, тем самым реализует работу барьера и блокирует выполнение родительской горутины до завершения работы всех дочерних горутин. После строковая переменная записывается в файл для дальнейшей визуализации.</text:p>
      <text:h text:style-name="Heading_20_2" text:outline-level="2">Взаимодействие с кластером</text:h>
      <text:p text:style-name="First_20_paragraph">В современных задачах зачастую возникают задачи предъявляющие высокие требования к аппаратным мощностям, которые не всегда могут быть доступны. Зачастую в таком случае прибегают к работе с удаленной машиной, обладающей достаточной вычислительной мощностью, чтобы удовлетворить требования. Очевидным решением для облегчения взаимодействия конечного пользователя и ПО является клиент-серверное приложение. Данный подход позволит свести взаимодействие конечного пользователя с исходным кодом программ к минимуму.</text:p>
      <text:p text:style-name="Text_20_body">В данной работе для работы с серверной частью был использован язык Golang, а в частности пакет <text:span text:style-name="T2">gin-gonic</text:span> , который является веб-фреймворком, предоставляющий более быструю работу чем стандартный сетевой пакет. Основной частью пакета является роутер, определяющий какой запрос пришел со стороны клиента. Разработчик же описывает каким образом должен реагировать сервер на тот или иной запрос, путем назначения функций обработчиков на различные варианты запросов. Golang не требует установки какого либо дополнительного программного обеспечения для реализации сервера(например Apache), все эти функции уже есть в стандартном сетевом пакете.</text:p>
      <text:p text:style-name="Text_20_body">Клиентский интерфейс содержит в себе следующие страницы:</text:p>
      <text:list text:style-name="L6">
        <text:list-item>
          <text:p text:style-name="P53">Главная страница</text:p>
        </text:list-item>
        <text:list-item>
          <text:p text:style-name="P53">Симуляция системы трех тел</text:p>
        </text:list-item>
        <text:list-item>
          <text:p text:style-name="P53">Вычисление двумерного поля энергий</text:p>
        </text:list-item>
        <text:list-item>
          <text:p text:style-name="P53">Вычисление трехмерного облака точек</text:p>
        </text:list-item>
        <text:list-item>
          <text:p text:style-name="P53">Результаты симуляций</text:p>
        </text:list-item>
        <text:list-item>
          <text:p text:style-name="P53">Страница ошибки</text:p>
        </text:list-item>
      </text:list>
      <text:p text:style-name="First_20_paragraph">Данные страницы реализованы на языке html и формируют GET или POST запросы на сервер. Страницы 2,3,4 - содержат в себе поля для ввода параметров симуляции и интегрирования, которые формируют POST запрос и на сервере, который представляет собой кластер, обрабатываются и запускают симуляцию. В листинге [lst:post] реализован парсинг формы запроса, получение даннных, требующихся для запуска симуляции и непосредственно запуск симуляции.</text:p>
      <text:p text:style-name="P54"><text:s text:c="4"/>r.POST("/sim", func(c *gin.Context) {</text:p>
      <text:p text:style-name="P55"><text:tab/><text:tab/>var m [3]float64</text:p>
      <text:p text:style-name="P56"><text:tab/><text:tab/>m[0], _ = strconv.ParseFloat(c.PostForm("m1"), 64)</text:p>
      <text:p text:style-name="P57"><text:tab/><text:tab/>m[1], _ = strconv.ParseFloat(c.PostForm("m2"), 64)</text:p>
      <text:p text:style-name="P58"><text:tab/><text:tab/>m[2], _ = strconv.ParseFloat(c.PostForm("m3"), 64)</text:p>
      <text:p text:style-name="P59"/>
      <text:p text:style-name="P60"><text:tab/><text:tab/>var k [3]float64</text:p>
      <text:p text:style-name="P61"><text:tab/><text:tab/>k[0], _ = strconv.ParseFloat(c.PostForm("k1"), 64)</text:p>
      <text:p text:style-name="P62"><text:tab/><text:tab/>k[1], _ = strconv.ParseFloat(c.PostForm("k2"), 64)</text:p>
      <text:p text:style-name="P63"><text:tab/><text:tab/>k[2], _ = strconv.ParseFloat(c.PostForm("k3"), 64)</text:p>
      <text:p text:style-name="P64"/>
      <text:p text:style-name="P65"><text:tab/><text:tab/>v, _ := strconv.ParseFloat(c.PostForm("vel"), 64)</text:p>
      <text:p text:style-name="P66"><text:tab/><text:tab/>l, _ := strconv.ParseFloat(c.PostForm("len"), 64)</text:p>
      <text:p text:style-name="P67"/>
      <text:p text:style-name="P68"><text:tab/><text:tab/>step, _ := strconv.ParseFloat(c.PostForm("stpt"), 64)</text:p>
      <text:p text:style-name="P69"><text:tab/><text:tab/>fint, _ := strconv.ParseFloat(c.PostForm("fint"), 64)</text:p>
      <text:p text:style-name="P70"/>
      <text:p text:style-name="P71"><text:tab/><text:tab/>c.Redirect(301, "/dat")</text:p>
      <text:p text:style-name="P72"><text:tab/><text:tab/>avg := c.Request.FormValue("avg")</text:p>
      <text:p text:style-name="P73"/>
      <text:p text:style-name="P74"><text:tab/><text:tab/>body := slv.NewThreeBodyModel(m, k)</text:p>
      <text:p text:style-name="P75"><text:tab/><text:tab/>//y, mon, d := time.Now().Date()</text:p>
      <text:p text:style-name="P76"><text:tab/><text:tab/>filename := fmt.Sprintf("sym%v.dat", time.Now().Format("15:04:05_02Jan06"))</text:p>
      <text:p text:style-name="P77"><text:tab/><text:tab/>file, err := os.Create(fmt.Sprint("./dat/", filename))</text:p>
      <text:p text:style-name="P78"><text:tab/><text:tab/>if err != nil {</text:p>
      <text:p text:style-name="P79"><text:tab/><text:tab/><text:tab/>log.Println("Cannot create file! <text:s text:c="1"/>:", err)</text:p>
      <text:p text:style-name="P80"><text:tab/><text:tab/><text:tab/>c.File("./www/error.html")</text:p>
      <text:p text:style-name="P81"><text:tab/><text:tab/><text:tab/>return</text:p>
      <text:p text:style-name="P82"><text:tab/><text:tab/>}</text:p>
      <text:p text:style-name="P83"/>
      <text:p text:style-name="P84"><text:tab/><text:tab/>machine := slv.StateMachFromModel(body, v, l, step, 0, fint)</text:p>
      <text:p text:style-name="P85"><text:tab/><text:tab/>if avg == "on" {</text:p>
      <text:p text:style-name="P86"><text:tab/><text:tab/><text:tab/>go func(machine grn.StateMachine, body grn.ThreeBodyModel, file *os.File, filename string) {</text:p>
      <text:p text:style-name="P87"><text:tab/><text:tab/><text:tab/><text:tab/>filsys[filename] = false</text:p>
      <text:p text:style-name="P88"><text:tab/><text:tab/><text:tab/><text:tab/>slv.SimulateAv(machine, body, file)</text:p>
      <text:p text:style-name="P89"><text:tab/><text:tab/><text:tab/><text:tab/>filsys[filename] = true</text:p>
      <text:p text:style-name="P90"><text:tab/><text:tab/><text:tab/>}(machine, body, file, filename)</text:p>
      <text:p text:style-name="P91"/>
      <text:p text:style-name="P92"><text:tab/><text:tab/>} else {</text:p>
      <text:p text:style-name="P93"><text:tab/><text:tab/><text:tab/>go func(machine grn.StateMachine, file *os.File, filename string) {</text:p>
      <text:p text:style-name="P94"><text:tab/><text:tab/><text:tab/><text:tab/>filsys[filename] = false</text:p>
      <text:p text:style-name="P95"><text:tab/><text:tab/><text:tab/><text:tab/>time.Sleep(30 * time.Second)</text:p>
      <text:p text:style-name="P96"><text:tab/><text:tab/><text:tab/><text:tab/>slv.Simulate(machine, file)</text:p>
      <text:p text:style-name="P97"><text:tab/><text:tab/><text:tab/><text:tab/>filsys[filename] = true</text:p>
      <text:p text:style-name="P98"><text:tab/><text:tab/><text:tab/>}(machine, file, filename)</text:p>
      <text:p text:style-name="P99"><text:tab/><text:tab/>}</text:p>
      <text:p text:style-name="P100"><text:tab/>})</text:p>
      <text:p text:style-name="First_20_paragraph">Симуляция запускается отдельной горутиной, что позволяет работать серверу и расчетному ПО параллельно и не останавливать работу сервера. Также для реализации отслеживания процесса расчетов был реализован ассоциативный массив <text:span text:style-name="T1">filsys</text:span>, который содержит текущее состояние для каждого файла симуляции, где имя файла является ключом, а значение отображает состояние файла, если значение <text:span text:style-name="T1">false</text:span>, то вычисление данного файла еще не закончено, иначе файл может быть загружен с кластера для дальнейшей визуализации.</text:p>
      <text:p text:style-name="Text_20_body">Страница 5, формируется динамически сервером, в зависимости от состояния файла <text:span text:style-name="T1">filsys</text:span>. Для автоматической генерации html страницы используется пакет <text:span text:style-name="T1">template</text:span>, который позволяет формировать страницу в зависимости от контекста.</text:p>
      <text:p text:style-name="P101"><text:s text:c="4"/>&lt;!DOCTYPE html&gt;</text:p>
      <text:p text:style-name="P102"><text:s text:c="4"/>&lt;html&gt;</text:p>
      <text:p text:style-name="P103"><text:s text:c="4"/>&lt;head&gt;</text:p>
      <text:p text:style-name="P104"><text:s text:c="8"/>&lt;meta charset="UTF-8" /&gt;</text:p>
      <text:p text:style-name="P105"><text:s text:c="4"/>&lt;/head&gt;</text:p>
      <text:p text:style-name="P106"><text:s text:c="4"/>&lt;body&gt;</text:p>
      <text:p text:style-name="P107"><text:s text:c="8"/>&lt;div&gt;</text:p>
      <text:p text:style-name="P108"><text:s text:c="12"/>&lt;p&gt;&lt;h2&gt;Simulation results&lt;/h1&gt;&lt;/p&gt;</text:p>
      <text:p text:style-name="P109"><text:s text:c="12"/>&lt;hr&gt;</text:p>
      <text:p text:style-name="P110"><text:s text:c="12"/>{{ range $key, $value := . }}</text:p>
      <text:p text:style-name="P111"><text:s text:c="16"/>&lt;li&gt;</text:p>
      <text:p text:style-name="P112"><text:s text:c="20"/>{{ $key }}</text:p>
      <text:p text:style-name="P113"><text:s text:c="20"/>{{if $value }}</text:p>
      <text:p text:style-name="P114"><text:s text:c="24"/>&lt;form method="POST" action="/dat"&gt;</text:p>
      <text:p text:style-name="P115"><text:s text:c="28"/>&lt;input name="file" type="hidden" value="{{ $key }}"&gt;&lt;input type="submit" <text:s text:c="1"/>value="Download"&gt;</text:p>
      <text:p text:style-name="P116"><text:s text:c="24"/>&lt;/form&gt;</text:p>
      <text:p text:style-name="P117"><text:s text:c="20"/>{{else}}</text:p>
      <text:p text:style-name="P118"><text:s text:c="24"/>&lt;strong&gt;File in progress...&lt;/strong&gt;</text:p>
      <text:p text:style-name="P119"><text:s text:c="20"/>{{end}}</text:p>
      <text:p text:style-name="P120"><text:s text:c="16"/>&lt;/li&gt;</text:p>
      <text:p text:style-name="P121"><text:s text:c="12"/>{{ end }}</text:p>
      <text:p text:style-name="P122"><text:s text:c="8"/>&lt;/div&gt;</text:p>
      <text:p text:style-name="P123"><text:s text:c="8"/>&lt;a href="/"&gt;Back to menu&lt;/a&gt;</text:p>
      <text:p text:style-name="P124"><text:s text:c="4"/>&lt;/body&gt;</text:p>
      <text:p text:style-name="P125"><text:s text:c="4"/>&lt;/html&gt;</text:p>
      <text:p text:style-name="First_20_paragraph">Шаблон в листинге [lst:templ], формирует страницу в зависимости от значений <text:span text:style-name="T1">filesys</text:span>, <text:span text:style-name="T1">range $key, $value := .</text:span> - цикл, который перебирает все ключи и значения, переданные программой, формирующей страницу(листинг [lst:frm]). В зависимости от значений <text:span text:style-name="T1">$value</text:span>, формируется либо сообщение о том что файл еще рассчитывается, либо форма POST запроса со скрытым полем, содержащим имя файла. При нажатии на кнопку выбранный файл расчетов скачивается с кластера на клиентскую машину.</text:p>
      <text:p text:style-name="P126">r.GET("/dat", func(c *gin.Context) {</text:p>
      <text:p text:style-name="P127"><text:tab/><text:tab/>t, err := template.ParseFiles("./www/dat.html")</text:p>
      <text:p text:style-name="P128"><text:tab/><text:tab/>if err != nil {</text:p>
      <text:p text:style-name="P129"><text:tab/><text:tab/><text:tab/>panic(err)</text:p>
      <text:p text:style-name="P130"><text:tab/><text:tab/>}</text:p>
      <text:p text:style-name="P131"/>
      <text:p text:style-name="P132"><text:tab/><text:tab/>err = t.Execute(c.Writer, filsys)</text:p>
      <text:p text:style-name="P133"><text:tab/><text:tab/>if err != nil {</text:p>
      <text:p text:style-name="P134"><text:tab/><text:tab/><text:tab/>panic(err)</text:p>
      <text:p text:style-name="P135"><text:tab/><text:tab/>}</text:p>
      <text:p text:style-name="P136"><text:s text:c="4"/>})</text:p>
      <text:p text:style-name="First_20_paragraph"><text:span text:style-name="T1">Зависимость </text:span><draw:frame text:anchor-type="as-char" style:vertical-pos="middle" style:vertical-rel="text"><draw:object xlink:href="Formula-80/" xlink:type="simple" xlink:show="embed" xlink:actuate="onLoad"/></draw:frame><text:span text:style-name="T1"> от различных значений масс. Каждый график соответствует одной переменной массе.</text:span></text:p>
      <text:p text:style-name="Text_20_body"><text:span text:style-name="T1">Зависимость </text:span><draw:frame text:anchor-type="as-char" style:vertical-pos="middle" style:vertical-rel="text"><draw:object xlink:href="Formula-81/" xlink:type="simple" xlink:show="embed" xlink:actuate="onLoad"/></draw:frame><text:span text:style-name="T1"> от различных значений масс. Каждый график соответствует одной переменной массе.</text:span></text:p>
      <text:p text:style-name="Text_20_body"><text:span text:style-name="T1">Зависимость </text:span><draw:frame text:anchor-type="as-char" style:vertical-pos="middle" style:vertical-rel="text"><draw:object xlink:href="Formula-82/" xlink:type="simple" xlink:show="embed" xlink:actuate="onLoad"/></draw:frame><text:span text:style-name="T1"> от различных значений масс. Каждый график соответствует одной переменной массе.</text:span></text:p>
      <text:h text:style-name="Heading_20_1" text:outline-level="1">ВЫЧИСЛИТЕЛЬНЫЙ ЭКСПЕРИМЕНТ</text:h>
      <text:p text:style-name="First_20_paragraph">Основным вопросом, поставленным в данной работе является нахождение таких состояний системы трех тел, что внутренняя энергия, запасенная в пружинах будет максимальна или минимальна. А так же нахождение таких состояний, при которых внутренняя энергия тела после соударения равна 0 или же наоборот вся вся кинетическая энергия перейдет во внутреннюю.</text:p>
      <text:p text:style-name="Text_20_body">Для нахождения потерь энергии во время взаимодействия запишем Закон сохранения энергии:</text:p>
      <text:p text:style-name="Text_20_body"><draw:frame text:anchor-type="paragraph" style:vertical-pos="middle" style:vertical-rel="text"><draw:object xlink:href="Formula-83/" xlink:type="simple" xlink:show="embed" xlink:actuate="onLoad"/></draw:frame></text:p>
      <text:p text:style-name="Text_20_body">, где <draw:frame text:anchor-type="as-char" style:vertical-pos="middle" style:vertical-rel="text"><draw:object xlink:href="Formula-84/" xlink:type="simple" xlink:show="embed" xlink:actuate="onLoad"/></draw:frame>. Энергия, накопленная первой пружиной отсутствует, так как вся энергия пружины переходит в ускорение тел и растяжение и сжатие остальных пружин.</text:p>
      <text:p text:style-name="Text_20_body">Так как нас интересует потери энергии для тела на макроуровне, то рассмотрим систему трех тел после соударения как единое тело с постоянной скоростью, тогда разница между кинетическими энергиями до и после соударения и будет показывать накопленную внутреннюю энергию тела. Для этого запишем уравнение для скорости центра масс:</text:p>
      <text:p text:style-name="Text_20_body"><draw:frame text:anchor-type="paragraph" style:vertical-pos="middle" style:vertical-rel="text"><draw:object xlink:href="Formula-85/" xlink:type="simple" xlink:show="embed" xlink:actuate="onLoad"/></draw:frame></text:p>
      <text:p text:style-name="Text_20_body">, тогда Закон сохранения энергии примет вид:</text:p>
      <text:p text:style-name="Text_20_body"><draw:frame text:anchor-type="paragraph" style:vertical-pos="middle" style:vertical-rel="text"><draw:object xlink:href="Formula-86/" xlink:type="simple" xlink:show="embed" xlink:actuate="onLoad"/></draw:frame></text:p>
      <text:p text:style-name="Text_20_body">, где <draw:frame text:anchor-type="as-char" style:vertical-pos="middle" style:vertical-rel="text"><draw:object xlink:href="Formula-87/" xlink:type="simple" xlink:show="embed" xlink:actuate="onLoad"/></draw:frame> - энергия накопленная в пружинах и кинетическая энергия движения масс относительно центра масс.</text:p>
      <text:p text:style-name="Text_20_body"><text:span text:style-name="T1">График координат и скоростей тел на микроуровне и на макроуровне(красным).</text:span></text:p>
      <text:p text:style-name="Text_20_body">На рисунке [fig:snapmidd] на графике продемонстрирован результат симуляции с нахождением скорости центра масс, а так же его координат, из чего можно сделать вывод что после взаимодействия часть кинетической энергия тела перешла во внутреннюю энергию тела, соответственно скорость тела после соударения уменьшилась. Массы для данной симуляции заданы следующим образом: <draw:frame text:anchor-type="as-char" style:vertical-pos="middle" style:vertical-rel="text"><draw:object xlink:href="Formula-88/" xlink:type="simple" xlink:show="embed" xlink:actuate="onLoad"/></draw:frame>. Начальная скорость <draw:frame text:anchor-type="as-char" style:vertical-pos="middle" style:vertical-rel="text"><draw:object xlink:href="Formula-89/" xlink:type="simple" xlink:show="embed" xlink:actuate="onLoad"/></draw:frame>=1м/с. При этом можно увидеть, что итоговая скорость тела после взаимодействия меньше первоначальной, засчет преобразования энергий. Энергия, перешедшая во внутреннюю и есть искомая <draw:frame text:anchor-type="as-char" style:vertical-pos="middle" style:vertical-rel="text"><draw:object xlink:href="Formula-90/" xlink:type="simple" xlink:show="embed" xlink:actuate="onLoad"/></draw:frame>.</text:p>
      <text:p text:style-name="Text_20_body">Проведем вычислительный эксперимент с различными входными параметрами системы (длина пружин <draw:frame text:anchor-type="as-char" style:vertical-pos="middle" style:vertical-rel="text"><draw:object xlink:href="Formula-91/" xlink:type="simple" xlink:show="embed" xlink:actuate="onLoad"/></draw:frame>). Для определения параметра, в большей степени влияющего на состояние системы измерим <draw:frame text:anchor-type="as-char" style:vertical-pos="middle" style:vertical-rel="text"><draw:object xlink:href="Formula-92/" xlink:type="simple" xlink:show="embed" xlink:actuate="onLoad"/></draw:frame> для каждого параметра в некоторых пределах. Но очевидно что, например, большая масса способна сильней повлиять на численное значение <draw:frame text:anchor-type="as-char" style:vertical-pos="middle" style:vertical-rel="text"><draw:object xlink:href="Formula-93/" xlink:type="simple" xlink:show="embed" xlink:actuate="onLoad"/></draw:frame>. Тогда введем <draw:frame text:anchor-type="as-char" style:vertical-pos="middle" style:vertical-rel="text"><draw:object xlink:href="Formula-94/" xlink:type="simple" xlink:show="embed" xlink:actuate="onLoad"/></draw:frame>, где <draw:frame text:anchor-type="as-char" style:vertical-pos="middle" style:vertical-rel="text"><draw:object xlink:href="Formula-95/" xlink:type="simple" xlink:show="embed" xlink:actuate="onLoad"/></draw:frame> - изначальная энергия системы. <draw:frame text:anchor-type="as-char" style:vertical-pos="middle" style:vertical-rel="text"><draw:object xlink:href="Formula-96/" xlink:type="simple" xlink:show="embed" xlink:actuate="onLoad"/></draw:frame> - коэффициент эффективности диссипации энергии. Для случая представленного на рисунке [fig:snapmidd] <draw:frame text:anchor-type="as-char" style:vertical-pos="middle" style:vertical-rel="text"><draw:object xlink:href="Formula-97/" xlink:type="simple" xlink:show="embed" xlink:actuate="onLoad"/></draw:frame>. На графиках на рисунке [fig:deltas] продемонстрированы зависимость коэффициента эффективности диссипации от различных масс.</text:p>
      <text:p text:style-name="Text_20_body"><text:span text:style-name="T1">Зависимость </text:span><draw:frame text:anchor-type="as-char" style:vertical-pos="middle" style:vertical-rel="text"><draw:object xlink:href="Formula-98/" xlink:type="simple" xlink:show="embed" xlink:actuate="onLoad"/></draw:frame><text:span text:style-name="T1"> от различных значений масс. Каждый график соответствует одной переменной массе.</text:span></text:p>
      <text:p text:style-name="Text_20_body">Аналогичный эксперимент проведем для переменных жесткостей пружин:</text:p>
      <text:p text:style-name="Text_20_body"><text:span text:style-name="T1">Зависимость </text:span><draw:frame text:anchor-type="as-char" style:vertical-pos="middle" style:vertical-rel="text"><draw:object xlink:href="Formula-99/" xlink:type="simple" xlink:show="embed" xlink:actuate="onLoad"/></draw:frame><text:span text:style-name="T1"> от различных значений жесткости пружин. Каждый график соответствует одной переменной массе. Нижний график демонстрирует зависимость количества соударений со стенкой от жесткости.</text:span></text:p>
      <text:p text:style-name="Text_20_body">На первом графике на рисунке [fig:stiff_deltas] видно, что <draw:frame text:anchor-type="as-char" style:vertical-pos="middle" style:vertical-rel="text"><draw:object xlink:href="Formula-100/" xlink:type="simple" xlink:show="embed" xlink:actuate="onLoad"/></draw:frame> сильнее всего зависит от значения жесткости первой пружины. При этом значение <draw:frame text:anchor-type="as-char" style:vertical-pos="middle" style:vertical-rel="text"><draw:object xlink:href="Formula-101/" xlink:type="simple" xlink:show="embed" xlink:actuate="onLoad"/></draw:frame> линейно достигает максимума, а затем логарифмически убывает. На нижнем графике продемонстрировано количество ударов о стенку в зависимости от жесткости пружины, важно заметить, что количество соударений зависят только от жесткости <draw:frame text:anchor-type="as-char" style:vertical-pos="middle" style:vertical-rel="text"><draw:object xlink:href="Formula-102/" xlink:type="simple" xlink:show="embed" xlink:actuate="onLoad"/></draw:frame>. На основе рисунка [fig:stiff_deltas] можно сделать вывод, что максимальные значения <draw:frame text:anchor-type="as-char" style:vertical-pos="middle" style:vertical-rel="text"><draw:object xlink:href="Formula-103/" xlink:type="simple" xlink:show="embed" xlink:actuate="onLoad"/></draw:frame> находятся при значении <draw:frame text:anchor-type="as-char" style:vertical-pos="middle" style:vertical-rel="text"><draw:object xlink:href="Formula-104/" xlink:type="simple" xlink:show="embed" xlink:actuate="onLoad"/></draw:frame>. При этом можно заметить, что значение жесткости <draw:frame text:anchor-type="as-char" style:vertical-pos="middle" style:vertical-rel="text"><draw:object xlink:href="Formula-105/" xlink:type="simple" xlink:show="embed" xlink:actuate="onLoad"/></draw:frame> практически не влияет на состояние системы, а увеличение значения жесткости <draw:frame text:anchor-type="as-char" style:vertical-pos="middle" style:vertical-rel="text"><draw:object xlink:href="Formula-106/" xlink:type="simple" xlink:show="embed" xlink:actuate="onLoad"/></draw:frame>, наоборот приводят к уменьшению <draw:frame text:anchor-type="as-char" style:vertical-pos="middle" style:vertical-rel="text"><draw:object xlink:href="Formula-107/" xlink:type="simple" xlink:show="embed" xlink:actuate="onLoad"/></draw:frame>, а следовательно и накопленной системой энергии.</text:p>
      <text:p text:style-name="Text_20_body">Рассмотрим поведение системы для двух переменных параметров, для определения значений <draw:frame text:anchor-type="as-char" style:vertical-pos="middle" style:vertical-rel="text"><draw:object xlink:href="Formula-108/" xlink:type="simple" xlink:show="embed" xlink:actuate="onLoad"/></draw:frame>. Для этого построим срезы по различным плоскостям шестимерного пространства значений <draw:frame text:anchor-type="as-char" style:vertical-pos="middle" style:vertical-rel="text"><draw:object xlink:href="Formula-109/" xlink:type="simple" xlink:show="embed" xlink:actuate="onLoad"/></draw:frame>. Белые области на графиках обозначают нефизические случаи. Для того чтобы избавиться от нефизических случаев было решено увеличить длну пружин и принять ее значение <draw:frame text:anchor-type="as-char" style:vertical-pos="middle" style:vertical-rel="text"><draw:object xlink:href="Formula-110/" xlink:type="simple" xlink:show="embed" xlink:actuate="onLoad"/></draw:frame>.</text:p>
      <text:p text:style-name="Text_20_body">Полученные срезы позволяют понять какие переменные вносят больший вклад в диссипацию энергии в системе. Но данная выборка не может считаться полностью репрезентативной, так как в большинстве случаев области значений подобраны таким образом чтобы ограничить область нефизических случаев. Но даже такие данные позволяют сделать некоторые выводы насчет поведения системы. В частности на рисунке [fig:var2mass] можно увидеть периодичность максимумов, при этом для графиков (a) и (б) она зависит от <draw:frame text:anchor-type="as-char" style:vertical-pos="middle" style:vertical-rel="text"><draw:object xlink:href="Formula-111/" xlink:type="simple" xlink:show="embed" xlink:actuate="onLoad"/></draw:frame> равное соотношению масс. Для графика (в), область оптимальных значений находится в области <draw:frame text:anchor-type="as-char" style:vertical-pos="middle" style:vertical-rel="text"><draw:object xlink:href="Formula-112/" xlink:type="simple" xlink:show="embed" xlink:actuate="onLoad"/></draw:frame>, но в то же время максимумы чередуются в зависимости от значения <draw:frame text:anchor-type="as-char" style:vertical-pos="middle" style:vertical-rel="text"><draw:object xlink:href="Formula-113/" xlink:type="simple" xlink:show="embed" xlink:actuate="onLoad"/></draw:frame>. Что позволяет сделать вывод, о том что <draw:frame text:anchor-type="as-char" style:vertical-pos="middle" style:vertical-rel="text"><draw:object xlink:href="Formula-114/" xlink:type="simple" xlink:show="embed" xlink:actuate="onLoad"/></draw:frame> зависит в большей степени не от значений масс системы, а от их отношения.</text:p>
      <text:p text:style-name="Text_20_body">При этом если рассматривать графики, изображенные на рисунке [fig:var2stiff], то можно легко заметить по графикам (а) и (б), что <draw:frame text:anchor-type="as-char" style:vertical-pos="middle" style:vertical-rel="text"><draw:object xlink:href="Formula-115/" xlink:type="simple" xlink:show="embed" xlink:actuate="onLoad"/></draw:frame> практически не зависит от значений <draw:frame text:anchor-type="as-char" style:vertical-pos="middle" style:vertical-rel="text"><draw:object xlink:href="Formula-116/" xlink:type="simple" xlink:show="embed" xlink:actuate="onLoad"/></draw:frame> и <draw:frame text:anchor-type="as-char" style:vertical-pos="middle" style:vertical-rel="text"><draw:object xlink:href="Formula-117/" xlink:type="simple" xlink:show="embed" xlink:actuate="onLoad"/></draw:frame>, но при этом линейно зависят от значений <draw:frame text:anchor-type="as-char" style:vertical-pos="middle" style:vertical-rel="text"><draw:object xlink:href="Formula-118/" xlink:type="simple" xlink:show="embed" xlink:actuate="onLoad"/></draw:frame>. Основной вклад в диссипацию энергии вносит первая пружина, а на по графику (в) видно что при минимизации жесткости <draw:frame text:anchor-type="as-char" style:vertical-pos="middle" style:vertical-rel="text"><draw:object xlink:href="Formula-119/" xlink:type="simple" xlink:show="embed" xlink:actuate="onLoad"/></draw:frame> происходит увеличение <draw:frame text:anchor-type="as-char" style:vertical-pos="middle" style:vertical-rel="text"><draw:object xlink:href="Formula-120/" xlink:type="simple" xlink:show="embed" xlink:actuate="onLoad"/></draw:frame>, что соответствует данным, полученным на графике (а).</text:p>
      <text:p text:style-name="Text_20_body">На рисунке [fig:var2k1] можно увидеть, что <draw:frame text:anchor-type="as-char" style:vertical-pos="middle" style:vertical-rel="text"><draw:object xlink:href="Formula-121/" xlink:type="simple" xlink:show="embed" xlink:actuate="onLoad"/></draw:frame> при определенных значениях массы и линейно зависят от <draw:frame text:anchor-type="as-char" style:vertical-pos="middle" style:vertical-rel="text"><draw:object xlink:href="Formula-122/" xlink:type="simple" xlink:show="embed" xlink:actuate="onLoad"/></draw:frame> в окрестностях оптимальной массы. Так же можно предположить некоторую периодичность процесса, но по причине того, что для данных переменных, система достаточно быстро переходит в нефизическое состояние, то делать сложно делать какие либо однозначные выводы.</text:p>
      <text:p text:style-name="Text_20_body">Рисунки [fig:var2k2] и [fig:var2k3] демонстрируют зависимость <draw:frame text:anchor-type="as-char" style:vertical-pos="middle" style:vertical-rel="text"><draw:object xlink:href="Formula-123/" xlink:type="simple" xlink:show="embed" xlink:actuate="onLoad"/></draw:frame> для переменных масс и жесткостей <draw:frame text:anchor-type="as-char" style:vertical-pos="middle" style:vertical-rel="text"><draw:object xlink:href="Formula-124/" xlink:type="simple" xlink:show="embed" xlink:actuate="onLoad"/></draw:frame> и <draw:frame text:anchor-type="as-char" style:vertical-pos="middle" style:vertical-rel="text"><draw:object xlink:href="Formula-125/" xlink:type="simple" xlink:show="embed" xlink:actuate="onLoad"/></draw:frame> соответственно. Но легко можно заметить, что максимальные значения <draw:frame text:anchor-type="as-char" style:vertical-pos="middle" style:vertical-rel="text"><draw:object xlink:href="Formula-126/" xlink:type="simple" xlink:show="embed" xlink:actuate="onLoad"/></draw:frame> находятся на границе с нефизическими состояниями системы. Скорей всего данные отношения не представляют какой либо практический интерес.</text:p>
      <text:p text:style-name="Text_20_body">Контуры срезов, полученные на рисунках [fig:var2mass] - [fig:var2k3] соответствуют данным, полученным на рисунках [fig:deltas] и [fig:stiff_deltas]. На графиках присутствует периодичность для масс, которую можно заметить и на полученных срезах, а так же видна линейная зависимость <draw:frame text:anchor-type="as-char" style:vertical-pos="middle" style:vertical-rel="text"><draw:object xlink:href="Formula-127/" xlink:type="simple" xlink:show="embed" xlink:actuate="onLoad"/></draw:frame> от <draw:frame text:anchor-type="as-char" style:vertical-pos="middle" style:vertical-rel="text"><draw:object xlink:href="Formula-128/" xlink:type="simple" xlink:show="embed" xlink:actuate="onLoad"/></draw:frame>.</text:p>
      <text:p text:style-name="Text_20_body">Рассмотрим трехмерные пространства изменяемых параметров масс и жесткостей пружин. Для этого провердем численный эксперимент для каждого значения массы с выбранным шагом(<draw:frame text:anchor-type="as-char" style:vertical-pos="middle" style:vertical-rel="text"><draw:object xlink:href="Formula-129/" xlink:type="simple" xlink:show="embed" xlink:actuate="onLoad"/></draw:frame>), и получим облака точек, изображенные на рисунке [fig:3d], значения накопленной энергии в которых, обозначено цветом.</text:p>
      <text:p text:style-name="Text_20_body">Так как сами по себе графики представленные на рисунке [fig:3d] не очень репрезентативны, то построим графики содержащие только точки в которых значение <draw:frame text:anchor-type="as-char" style:vertical-pos="middle" style:vertical-rel="text"><draw:object xlink:href="Formula-130/" xlink:type="simple" xlink:show="embed" xlink:actuate="onLoad"/></draw:frame>. точек, отображающие зоны минимальных и максимальных накопленных энергий.</text:p>
      <text:p text:style-name="Text_20_body"><text:span text:style-name="T1">Области </text:span><draw:frame text:anchor-type="as-char" style:vertical-pos="middle" style:vertical-rel="text"><draw:object xlink:href="Formula-131/" xlink:type="simple" xlink:show="embed" xlink:actuate="onLoad"/></draw:frame><text:span text:style-name="T1"> для переменных жесктостей</text:span></text:p>
      <text:p text:style-name="Text_20_body"><text:span text:style-name="T1">Области </text:span><draw:frame text:anchor-type="as-char" style:vertical-pos="middle" style:vertical-rel="text"><draw:object xlink:href="Formula-132/" xlink:type="simple" xlink:show="embed" xlink:actuate="onLoad"/></draw:frame><text:span text:style-name="T1"> для переменных масс</text:span></text:p>
      <text:p text:style-name="Text_20_body"><text:span text:style-name="T1">Области максимальных значений </text:span><draw:frame text:anchor-type="as-char" style:vertical-pos="middle" style:vertical-rel="text"><draw:object xlink:href="Formula-133/" xlink:type="simple" xlink:show="embed" xlink:actuate="onLoad"/></draw:frame><text:span text:style-name="T1"> для переменных жесткостей</text:span></text:p>
      <text:p text:style-name="Text_20_body"><text:span text:style-name="T1">Области максимальных значений </text:span><draw:frame text:anchor-type="as-char" style:vertical-pos="middle" style:vertical-rel="text"><draw:object xlink:href="Formula-134/" xlink:type="simple" xlink:show="embed" xlink:actuate="onLoad"/></draw:frame><text:span text:style-name="T1"> для переменных масс</text:span></text:p>
      <text:p text:style-name="Text_20_body">Посторим траектории системы трех тел в полученных областях максимальных и минимальных энергий. Полученные траектории могут продемонстрировать механизмы перехода энергии с макроуровня на микроуровень.</text:p>
      <text:p text:style-name="Text_20_body">На основе рисунков [fig:mintr] и [fig:maxtr] можно сделать вывод, что в предельных случаях система трех тел сводится к системе двух тел. Значение диссипации будет зависеть от того каким образом система из трех тел преобразуется в систему двух тел при взаимодействии.</text:p>
      <text:p text:style-name="Text_20_body">Для максимума накопленной энергии система преобразуется в систему двух тел, в которой одно тело представляет из себя два тела, которые совершают гармонические колебания относительно общего центра масс. Данный центр масс в свою очередь будет колебаться относительно оставшейся массы. Такая конфигурация позволяет преобразовать наибольшее количество кинетической энергии тела на макроуровне во внутреннюю энергию тела.</text:p>
      <text:p text:style-name="Text_20_body">В случае минимума наколенной энергии система стремится к единому абсолютно упругому телу, такие конфигурации сводятся к случаям, когда одна масса является максимальной и вклад от других масс не является значительным. Так же есть случаи когда две массы совершают гармонические колебания, но третья масса является столь незначительной, либо засчет жесткости пружин не может внести достаточного вклада в данную систему.</text:p>
      <text:h text:style-name="Heading_20_1" text:outline-level="1">ЗАКЛЮЧЕНИЕ</text:h>
      <text:p text:style-name="First_20_paragraph">В ходе работы были выполнены следующие задачи:</text:p>
      <text:list text:style-name="L7">
        <text:list-item>
          <text:p text:style-name="P137">По теме “Силовые сети в гранулированных средах” был проведен обзор литературы и было обнаружено отсутствие подходящих исследований, описывающих проблематику проекта</text:p>
        </text:list-item>
        <text:list-item>
          <text:p text:style-name="P137">Определена актуальность проекта и определена цель исследования в соответствии с актуальными вопросами по теме проекта</text:p>
        </text:list-item>
        <text:list-item>
          <text:p text:style-name="P137">Составлена математическая модель неабсолютно упругого соударения системы трех тел со стенкой.</text:p>
        </text:list-item>
        <text:list-item>
          <text:p text:style-name="P137">Построен и реализован конечный автомат, описывающий состояния системы.</text:p>
        </text:list-item>
        <text:list-item>
          <text:p text:style-name="P137">Проведен анализ методов решения и выбор оптимального.</text:p>
          <text:list text:style-name="L8">
            <text:list-item>
              <text:p text:style-name="P138">Реализовано аналитическое решение системы ОДУ</text:p>
            </text:list-item>
            <text:list-item>
              <text:p text:style-name="P138">Реализован метод Рунге-Кутта для решения ОДУ</text:p>
            </text:list-item>
            <text:list-item>
              <text:p text:style-name="P138">Произведен анализ эффективности методов и скорости расчетов.</text:p>
            </text:list-item>
          </text:list>
        </text:list-item>
        <text:list-item>
          <text:p text:style-name="P137">Проведен анализ зависимости коэффициента эффективности диссипации от значений переменных системы.</text:p>
          <text:list text:style-name="L9">
            <text:list-item>
              <text:p text:style-name="P139">Были построены двумерные и трехмерные облака точек, показывающие зависимости коэффициента диссипации от параметров системы</text:p>
            </text:list-item>
            <text:list-item>
              <text:p text:style-name="P139">Определены принципы поведения системы трех тел в областях максимумов и минимумов энергий.</text:p>
            </text:list-item>
          </text:list>
        </text:list-item>
      </text:list>
      <text:p text:style-name="First_20_paragraph">Данные, полученные в ходе работы над курсовым проектом, являются стартовой точкой для понимания процессов, происходящих в неабсолютно упругих телах при соударении. Данная математическая модель и понимание какие из параметров сильней всего влияют на состояние системы, позволят в дальнейшем найти такие значения параметров системы для которых накопленная внутренняя энергия будет максимальна, что позволит определить оптимальные параметры для полидисперсных демпфирующих систем.</text:p>
      <text:h text:style-name="Heading_20_1" text:outline-level="1">ПРИЛОЖЕНИЯ</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M</mi>
</math>
</file>

<file path=Formula-1/content.xml><?xml version="1.0" encoding="utf-8"?>
<math xmlns="http://www.w3.org/1998/Math/MathML" display="inline">
  <msub>
    <mi>v</mi>
    <mn>0</mn>
  </msub>
</math>
</file>

<file path=Formula-10/content.xml><?xml version="1.0" encoding="utf-8"?>
<math xmlns="http://www.w3.org/1998/Math/MathML" display="inline">
  <msub>
    <mi>k</mi>
    <mn>3</mn>
  </msub>
</math>
</file>

<file path=Formula-100/content.xml><?xml version="1.0" encoding="utf-8"?>
<math xmlns="http://www.w3.org/1998/Math/MathML" display="inline">
  <mrow>
    <mi>Δ</mi>
    <mover>
      <mi>E</mi>
      <mo accent="true">̃</mo>
    </mover>
  </mrow>
</math>
</file>

<file path=Formula-101/content.xml><?xml version="1.0" encoding="utf-8"?>
<math xmlns="http://www.w3.org/1998/Math/MathML" display="inline">
  <mrow>
    <mi>Δ</mi>
    <mover>
      <mi>E</mi>
      <mo accent="true">̃</mo>
    </mover>
  </mrow>
</math>
</file>

<file path=Formula-102/content.xml><?xml version="1.0" encoding="utf-8"?>
<math xmlns="http://www.w3.org/1998/Math/MathML" display="inline">
  <msub>
    <mi>k</mi>
    <mn>1</mn>
  </msub>
</math>
</file>

<file path=Formula-103/content.xml><?xml version="1.0" encoding="utf-8"?>
<math xmlns="http://www.w3.org/1998/Math/MathML" display="inline">
  <mrow>
    <mi>Δ</mi>
    <mover>
      <mi>E</mi>
      <mo accent="true">̃</mo>
    </mover>
  </mrow>
</math>
</file>

<file path=Formula-104/content.xml><?xml version="1.0" encoding="utf-8"?>
<math xmlns="http://www.w3.org/1998/Math/MathML" display="inline">
  <mrow>
    <mi>n</mi>
    <mo>=</mo>
    <mn>2</mn>
  </mrow>
</math>
</file>

<file path=Formula-105/content.xml><?xml version="1.0" encoding="utf-8"?>
<math xmlns="http://www.w3.org/1998/Math/MathML" display="inline">
  <msub>
    <mi>k</mi>
    <mn>2</mn>
  </msub>
</math>
</file>

<file path=Formula-106/content.xml><?xml version="1.0" encoding="utf-8"?>
<math xmlns="http://www.w3.org/1998/Math/MathML" display="inline">
  <msub>
    <mi>k</mi>
    <mn>3</mn>
  </msub>
</math>
</file>

<file path=Formula-107/content.xml><?xml version="1.0" encoding="utf-8"?>
<math xmlns="http://www.w3.org/1998/Math/MathML" display="inline">
  <mrow>
    <mi>Δ</mi>
    <mover>
      <mi>E</mi>
      <mo accent="true">̃</mo>
    </mover>
  </mrow>
</math>
</file>

<file path=Formula-108/content.xml><?xml version="1.0" encoding="utf-8"?>
<math xmlns="http://www.w3.org/1998/Math/MathML" display="inline">
  <mrow>
    <mi>Δ</mi>
    <mover>
      <mi>E</mi>
      <mo accent="true">̃</mo>
    </mover>
  </mrow>
</math>
</file>

<file path=Formula-109/content.xml><?xml version="1.0" encoding="utf-8"?>
<math xmlns="http://www.w3.org/1998/Math/MathML" display="inline">
  <mrow>
    <msub>
      <mi>k</mi>
      <mn>1</mn>
    </msub>
    <msub>
      <mi>k</mi>
      <mn>2</mn>
    </msub>
    <msub>
      <mi>k</mi>
      <mn>3</mn>
    </msub>
    <msub>
      <mi>m</mi>
      <mn>1</mn>
    </msub>
    <msub>
      <mi>m</mi>
      <mn>2</mn>
    </msub>
    <msub>
      <mi>m</mi>
      <mn>3</mn>
    </msub>
  </mrow>
</math>
</file>

<file path=Formula-11/content.xml><?xml version="1.0" encoding="utf-8"?>
<math xmlns="http://www.w3.org/1998/Math/MathML" display="inline">
  <msub>
    <mi>k</mi>
    <mn>1</mn>
  </msub>
</math>
</file>

<file path=Formula-110/content.xml><?xml version="1.0" encoding="utf-8"?>
<math xmlns="http://www.w3.org/1998/Math/MathML" display="inline">
  <mrow>
    <mi>l</mi>
    <mo>=</mo>
    <mn>10</mn>
  </mrow>
</math>
</file>

<file path=Formula-111/content.xml><?xml version="1.0" encoding="utf-8"?>
<math xmlns="http://www.w3.org/1998/Math/MathML" display="inline">
  <mrow>
    <mi>t</mi>
    <mi>g</mi>
    <mi>α</mi>
  </mrow>
</math>
</file>

<file path=Formula-112/content.xml><?xml version="1.0" encoding="utf-8"?>
<math xmlns="http://www.w3.org/1998/Math/MathML" display="inline">
  <mrow>
    <msub>
      <mi>m</mi>
      <mn>3</mn>
    </msub>
    <mo>→</mo>
    <mi>m</mi>
    <mi>i</mi>
    <mi>n</mi>
  </mrow>
</math>
</file>

<file path=Formula-113/content.xml><?xml version="1.0" encoding="utf-8"?>
<math xmlns="http://www.w3.org/1998/Math/MathML" display="inline">
  <msub>
    <mi>m</mi>
    <mn>2</mn>
  </msub>
</math>
</file>

<file path=Formula-114/content.xml><?xml version="1.0" encoding="utf-8"?>
<math xmlns="http://www.w3.org/1998/Math/MathML" display="inline">
  <mrow>
    <mi>Δ</mi>
    <mover>
      <mi>E</mi>
      <mo accent="true">̃</mo>
    </mover>
  </mrow>
</math>
</file>

<file path=Formula-115/content.xml><?xml version="1.0" encoding="utf-8"?>
<math xmlns="http://www.w3.org/1998/Math/MathML" display="inline">
  <mrow>
    <mi>Δ</mi>
    <mover>
      <mi>E</mi>
      <mo accent="true">̃</mo>
    </mover>
  </mrow>
</math>
</file>

<file path=Formula-116/content.xml><?xml version="1.0" encoding="utf-8"?>
<math xmlns="http://www.w3.org/1998/Math/MathML" display="inline">
  <msub>
    <mi>k</mi>
    <mn>2</mn>
  </msub>
</math>
</file>

<file path=Formula-117/content.xml><?xml version="1.0" encoding="utf-8"?>
<math xmlns="http://www.w3.org/1998/Math/MathML" display="inline">
  <msub>
    <mi>k</mi>
    <mn>3</mn>
  </msub>
</math>
</file>

<file path=Formula-118/content.xml><?xml version="1.0" encoding="utf-8"?>
<math xmlns="http://www.w3.org/1998/Math/MathML" display="inline">
  <msub>
    <mi>k</mi>
    <mn>1</mn>
  </msub>
</math>
</file>

<file path=Formula-119/content.xml><?xml version="1.0" encoding="utf-8"?>
<math xmlns="http://www.w3.org/1998/Math/MathML" display="inline">
  <msub>
    <mi>k</mi>
    <mn>2</mn>
  </msub>
</math>
</file>

<file path=Formula-12/content.xml><?xml version="1.0" encoding="utf-8"?>
<math xmlns="http://www.w3.org/1998/Math/MathML" display="inline">
  <mi>l</mi>
</math>
</file>

<file path=Formula-120/content.xml><?xml version="1.0" encoding="utf-8"?>
<math xmlns="http://www.w3.org/1998/Math/MathML" display="inline">
  <mrow>
    <mi>Δ</mi>
    <mover>
      <mi>E</mi>
      <mo accent="true">̃</mo>
    </mover>
  </mrow>
</math>
</file>

<file path=Formula-121/content.xml><?xml version="1.0" encoding="utf-8"?>
<math xmlns="http://www.w3.org/1998/Math/MathML" display="inline">
  <mrow>
    <mi>Δ</mi>
    <mover>
      <mi>E</mi>
      <mo accent="true">̃</mo>
    </mover>
    <mo>→</mo>
    <mi>m</mi>
    <mi>a</mi>
    <mi>x</mi>
  </mrow>
</math>
</file>

<file path=Formula-122/content.xml><?xml version="1.0" encoding="utf-8"?>
<math xmlns="http://www.w3.org/1998/Math/MathML" display="inline">
  <msub>
    <mi>k</mi>
    <mn>1</mn>
  </msub>
</math>
</file>

<file path=Formula-123/content.xml><?xml version="1.0" encoding="utf-8"?>
<math xmlns="http://www.w3.org/1998/Math/MathML" display="inline">
  <mrow>
    <mi>Δ</mi>
    <mover>
      <mi>E</mi>
      <mo accent="true">̃</mo>
    </mover>
  </mrow>
</math>
</file>

<file path=Formula-124/content.xml><?xml version="1.0" encoding="utf-8"?>
<math xmlns="http://www.w3.org/1998/Math/MathML" display="inline">
  <msub>
    <mi>k</mi>
    <mn>2</mn>
  </msub>
</math>
</file>

<file path=Formula-125/content.xml><?xml version="1.0" encoding="utf-8"?>
<math xmlns="http://www.w3.org/1998/Math/MathML" display="inline">
  <msub>
    <mi>k</mi>
    <mn>3</mn>
  </msub>
</math>
</file>

<file path=Formula-126/content.xml><?xml version="1.0" encoding="utf-8"?>
<math xmlns="http://www.w3.org/1998/Math/MathML" display="inline">
  <mrow>
    <mi>Δ</mi>
    <mover>
      <mi>E</mi>
      <mo accent="true">̃</mo>
    </mover>
  </mrow>
</math>
</file>

<file path=Formula-127/content.xml><?xml version="1.0" encoding="utf-8"?>
<math xmlns="http://www.w3.org/1998/Math/MathML" display="inline">
  <mrow>
    <mi>Δ</mi>
    <mover>
      <mi>E</mi>
      <mo accent="true">̃</mo>
    </mover>
  </mrow>
</math>
</file>

<file path=Formula-128/content.xml><?xml version="1.0" encoding="utf-8"?>
<math xmlns="http://www.w3.org/1998/Math/MathML" display="inline">
  <msub>
    <mi>k</mi>
    <mn>1</mn>
  </msub>
</math>
</file>

<file path=Formula-129/content.xml><?xml version="1.0" encoding="utf-8"?>
<math xmlns="http://www.w3.org/1998/Math/MathML" display="inline">
  <mrow>
    <mi>h</mi>
    <mo>=</mo>
    <mn>0.5</mn>
  </mrow>
</math>
</file>

<file path=Formula-13/content.xml><?xml version="1.0" encoding="utf-8"?>
<math xmlns="http://www.w3.org/1998/Math/MathML" display="block">
  <mtable>
    <mtr>
      <mtd columnalign="right">
        <msub>
          <mi>m</mi>
          <mn>1</mn>
        </msub>
        <msub>
          <mover>
            <mi>x</mi>
            <mo accent="true">̈</mo>
          </mover>
          <mn>1</mn>
        </msub>
      </mtd>
      <mtd columnalign="left">
        <mo>=</mo>
        <msub>
          <mi>k</mi>
          <mn>1</mn>
        </msub>
        <mo stretchy="false" form="prefix">(</mo>
        <mi>l</mi>
        <mo>−</mo>
        <msub>
          <mi>x</mi>
          <mn>1</mn>
        </msub>
        <mo stretchy="false" form="postfix">)</mo>
        <mo>−</mo>
        <msub>
          <mi>k</mi>
          <mn>2</mn>
        </msub>
        <mrow>
          <mo stretchy="true" form="prefix">[</mo>
          <mi>l</mi>
          <mo>−</mo>
          <mo stretchy="false" form="prefix">(</mo>
          <msub>
            <mi>x</mi>
            <mn>2</mn>
          </msub>
          <mo>−</mo>
          <msub>
            <mi>x</mi>
            <mn>1</mn>
          </msub>
          <mo stretchy="false" form="postfix">)</mo>
          <mo stretchy="true" form="postfix">]</mo>
        </mrow>
        <mo>,</mo>
      </mtd>
    </mtr>
    <mtr>
      <mtd columnalign="right">
        <msub>
          <mi>m</mi>
          <mn>2</mn>
        </msub>
        <msub>
          <mover>
            <mi>x</mi>
            <mo accent="true">̈</mo>
          </mover>
          <mn>2</mn>
        </msub>
      </mtd>
      <mtd columnalign="left">
        <mo>=</mo>
        <msub>
          <mi>k</mi>
          <mn>2</mn>
        </msub>
        <mrow>
          <mo stretchy="true" form="prefix">[</mo>
          <mi>l</mi>
          <mo>−</mo>
          <mo stretchy="false" form="prefix">(</mo>
          <msub>
            <mi>x</mi>
            <mn>2</mn>
          </msub>
          <mo>−</mo>
          <msub>
            <mi>x</mi>
            <mn>1</mn>
          </msub>
          <mo stretchy="false" form="postfix">)</mo>
          <mo stretchy="true" form="postfix">]</mo>
        </mrow>
        <mo>−</mo>
        <msub>
          <mi>k</mi>
          <mn>3</mn>
        </msub>
        <mrow>
          <mo stretchy="true" form="prefix">[</mo>
          <mi>l</mi>
          <mo>−</mo>
          <mo stretchy="false" form="prefix">(</mo>
          <msub>
            <mi>x</mi>
            <mn>3</mn>
          </msub>
          <mo>−</mo>
          <msub>
            <mi>x</mi>
            <mn>2</mn>
          </msub>
          <mo stretchy="false" form="postfix">)</mo>
          <mo stretchy="true" form="postfix">]</mo>
        </mrow>
        <mo>,</mo>
      </mtd>
    </mtr>
    <mtr>
      <mtd columnalign="right">
        <msub>
          <mi>m</mi>
          <mn>3</mn>
        </msub>
        <msub>
          <mover>
            <mi>x</mi>
            <mo accent="true">̈</mo>
          </mover>
          <mn>3</mn>
        </msub>
      </mtd>
      <mtd columnalign="left">
        <mo>=</mo>
        <msub>
          <mi>k</mi>
          <mn>3</mn>
        </msub>
        <mrow>
          <mo stretchy="true" form="prefix">[</mo>
          <mi>l</mi>
          <mo>−</mo>
          <mo stretchy="false" form="prefix">(</mo>
          <msub>
            <mi>x</mi>
            <mn>3</mn>
          </msub>
          <mo>−</mo>
          <msub>
            <mi>x</mi>
            <mn>2</mn>
          </msub>
          <mo stretchy="false" form="postfix">)</mo>
          <mo stretchy="true" form="postfix">]</mo>
        </mrow>
        <mi>.</mi>
      </mtd>
    </mtr>
  </mtable>
</math>
</file>

<file path=Formula-130/content.xml><?xml version="1.0" encoding="utf-8"?>
<math xmlns="http://www.w3.org/1998/Math/MathML" display="inline">
  <mrow>
    <mi>Δ</mi>
    <mover>
      <mi>E</mi>
      <mo accent="true">̃</mo>
    </mover>
    <mo>&lt;</mo>
    <mn>0.01</mn>
  </mrow>
</math>
</file>

<file path=Formula-131/content.xml><?xml version="1.0" encoding="utf-8"?>
<math xmlns="http://www.w3.org/1998/Math/MathML" display="inline">
  <mrow>
    <mi>Δ</mi>
    <mover>
      <mi>E</mi>
      <mo accent="true">̃</mo>
    </mover>
    <mo>&lt;</mo>
    <mn>0.01</mn>
  </mrow>
</math>
</file>

<file path=Formula-132/content.xml><?xml version="1.0" encoding="utf-8"?>
<math xmlns="http://www.w3.org/1998/Math/MathML" display="inline">
  <mrow>
    <mi>Δ</mi>
    <mover>
      <mi>E</mi>
      <mo accent="true">̃</mo>
    </mover>
    <mo>&lt;</mo>
    <mn>0.01</mn>
  </mrow>
</math>
</file>

<file path=Formula-133/content.xml><?xml version="1.0" encoding="utf-8"?>
<math xmlns="http://www.w3.org/1998/Math/MathML" display="inline">
  <mrow>
    <mi>Δ</mi>
    <mover>
      <mi>E</mi>
      <mo accent="true">̃</mo>
    </mover>
  </mrow>
</math>
</file>

<file path=Formula-134/content.xml><?xml version="1.0" encoding="utf-8"?>
<math xmlns="http://www.w3.org/1998/Math/MathML" display="inline">
  <mrow>
    <mi>Δ</mi>
    <mover>
      <mi>E</mi>
      <mo accent="true">̃</mo>
    </mover>
  </mrow>
</math>
</file>

<file path=Formula-14/content.xml><?xml version="1.0" encoding="utf-8"?>
<math xmlns="http://www.w3.org/1998/Math/MathML" display="block">
  <mtable>
    <mtr>
      <mtd columnalign="right">
        <msub>
          <mi>x</mi>
          <mn>1</mn>
        </msub>
      </mtd>
      <mtd columnalign="left">
        <mo>=</mo>
        <msub>
          <mover>
            <mi>x</mi>
            <mo accent="true">̃</mo>
          </mover>
          <mn>1</mn>
        </msub>
        <mo>+</mo>
        <mi>l</mi>
        <mo>,</mo>
      </mtd>
    </mtr>
    <mtr>
      <mtd columnalign="right">
        <msub>
          <mi>x</mi>
          <mn>2</mn>
        </msub>
      </mtd>
      <mtd columnalign="left">
        <mo>=</mo>
        <msub>
          <mover>
            <mi>x</mi>
            <mo accent="true">̃</mo>
          </mover>
          <mn>2</mn>
        </msub>
        <mo>+</mo>
        <mn>2</mn>
        <mi>l</mi>
        <mo>,</mo>
      </mtd>
    </mtr>
    <mtr>
      <mtd columnalign="right">
        <msub>
          <mi>x</mi>
          <mn>3</mn>
        </msub>
      </mtd>
      <mtd columnalign="left">
        <mo>=</mo>
        <msub>
          <mover>
            <mi>x</mi>
            <mo accent="true">̃</mo>
          </mover>
          <mn>3</mn>
        </msub>
        <mo>+</mo>
        <mn>3</mn>
        <mi>l</mi>
        <mo>,</mo>
      </mtd>
    </mtr>
  </mtable>
</math>
</file>

<file path=Formula-15/content.xml><?xml version="1.0" encoding="utf-8"?>
<math xmlns="http://www.w3.org/1998/Math/MathML" display="block">
  <mtable>
    <mtr>
      <mtd columnalign="right">
        <msub>
          <mi>m</mi>
          <mn>1</mn>
        </msub>
        <msub>
          <mover>
            <mover>
              <mi>x</mi>
              <mo accent="true">̃</mo>
            </mover>
            <mo accent="true">̈</mo>
          </mover>
          <mn>1</mn>
        </msub>
      </mtd>
      <mtd columnalign="left">
        <mo>=</mo>
        <mo>−</mo>
        <msub>
          <mi>k</mi>
          <mn>1</mn>
        </msub>
        <msub>
          <mover>
            <mi>x</mi>
            <mo accent="true">̃</mo>
          </mover>
          <mn>1</mn>
        </msub>
        <mo>+</mo>
        <msub>
          <mi>k</mi>
          <mn>2</mn>
        </msub>
        <mo stretchy="false" form="prefix">(</mo>
        <msub>
          <mover>
            <mi>x</mi>
            <mo accent="true">̃</mo>
          </mover>
          <mn>2</mn>
        </msub>
        <mo>−</mo>
        <msub>
          <mover>
            <mi>x</mi>
            <mo accent="true">̃</mo>
          </mover>
          <mn>1</mn>
        </msub>
        <mo stretchy="false" form="postfix">)</mo>
        <mo>,</mo>
      </mtd>
    </mtr>
    <mtr>
      <mtd columnalign="right">
        <msub>
          <mi>m</mi>
          <mn>2</mn>
        </msub>
        <msub>
          <mover>
            <mover>
              <mi>x</mi>
              <mo accent="true">̃</mo>
            </mover>
            <mo accent="true">̈</mo>
          </mover>
          <mn>2</mn>
        </msub>
      </mtd>
      <mtd columnalign="left">
        <mo>=</mo>
        <mo>−</mo>
        <msub>
          <mi>k</mi>
          <mn>2</mn>
        </msub>
        <mo stretchy="false" form="prefix">(</mo>
        <msub>
          <mover>
            <mi>x</mi>
            <mo accent="true">̃</mo>
          </mover>
          <mn>2</mn>
        </msub>
        <mo>−</mo>
        <msub>
          <mover>
            <mi>x</mi>
            <mo accent="true">̃</mo>
          </mover>
          <mn>1</mn>
        </msub>
        <mo stretchy="false" form="postfix">)</mo>
        <mo>+</mo>
        <msub>
          <mi>k</mi>
          <mn>3</mn>
        </msub>
        <mo stretchy="false" form="prefix">(</mo>
        <msub>
          <mover>
            <mi>x</mi>
            <mo accent="true">̃</mo>
          </mover>
          <mn>3</mn>
        </msub>
        <mo>−</mo>
        <msub>
          <mover>
            <mi>x</mi>
            <mo accent="true">̃</mo>
          </mover>
          <mn>2</mn>
        </msub>
        <mo stretchy="false" form="postfix">)</mo>
        <mo>,</mo>
      </mtd>
    </mtr>
    <mtr>
      <mtd columnalign="right">
        <msub>
          <mi>m</mi>
          <mn>3</mn>
        </msub>
        <msub>
          <mover>
            <mover>
              <mi>x</mi>
              <mo accent="true">̃</mo>
            </mover>
            <mo accent="true">̈</mo>
          </mover>
          <mn>3</mn>
        </msub>
      </mtd>
      <mtd columnalign="left">
        <mo>=</mo>
        <mo>−</mo>
        <msub>
          <mi>k</mi>
          <mn>3</mn>
        </msub>
        <mo stretchy="false" form="prefix">(</mo>
        <msub>
          <mover>
            <mi>x</mi>
            <mo accent="true">̃</mo>
          </mover>
          <mn>3</mn>
        </msub>
        <mo>−</mo>
        <msub>
          <mover>
            <mi>x</mi>
            <mo accent="true">̃</mo>
          </mover>
          <mn>2</mn>
        </msub>
        <mo stretchy="false" form="postfix">)</mo>
        <mi>.</mi>
      </mtd>
    </mtr>
  </mtable>
</math>
</file>

<file path=Formula-16/content.xml><?xml version="1.0" encoding="utf-8"?>
<math xmlns="http://www.w3.org/1998/Math/MathML" display="inline">
  <mrow>
    <msubsup>
      <mi>ω</mi>
      <mi>i</mi>
      <mn>2</mn>
    </msubsup>
    <mo>=</mo>
    <mfrac>
      <msub>
        <mi>k</mi>
        <mi>i</mi>
      </msub>
      <msub>
        <mi>m</mi>
        <mi>i</mi>
      </msub>
    </mfrac>
  </mrow>
</math>
</file>

<file path=Formula-17/content.xml><?xml version="1.0" encoding="utf-8"?>
<math xmlns="http://www.w3.org/1998/Math/MathML" display="inline">
  <mrow>
    <msubsup>
      <mi>ω</mi>
      <mrow>
        <mi>i</mi>
        <mi>j</mi>
      </mrow>
      <mn>2</mn>
    </msubsup>
    <mo>=</mo>
    <mfrac>
      <msub>
        <mi>k</mi>
        <mi>i</mi>
      </msub>
      <msub>
        <mi>m</mi>
        <mi>j</mi>
      </msub>
    </mfrac>
  </mrow>
</math>
</file>

<file path=Formula-18/content.xml><?xml version="1.0" encoding="utf-8"?>
<math xmlns="http://www.w3.org/1998/Math/MathML" display="block">
  <mtable>
    <mtr>
      <mtd columnalign="right">
        <msub>
          <mover>
            <mover>
              <mi>x</mi>
              <mo accent="true">̃</mo>
            </mover>
            <mo accent="true">̈</mo>
          </mover>
          <mn>1</mn>
        </msub>
      </mtd>
      <mtd columnalign="left">
        <mo>=</mo>
        <mo>−</mo>
        <msubsup>
          <mi>ω</mi>
          <mn>1</mn>
          <mn>2</mn>
        </msubsup>
        <msub>
          <mover>
            <mi>x</mi>
            <mo accent="true">̃</mo>
          </mover>
          <mn>1</mn>
        </msub>
        <mo>+</mo>
        <msubsup>
          <mi>ω</mi>
          <mn>21</mn>
          <mn>2</mn>
        </msubsup>
        <mo stretchy="false" form="prefix">(</mo>
        <msub>
          <mover>
            <mi>x</mi>
            <mo accent="true">̃</mo>
          </mover>
          <mn>2</mn>
        </msub>
        <mo>−</mo>
        <msub>
          <mover>
            <mi>x</mi>
            <mo accent="true">̃</mo>
          </mover>
          <mn>1</mn>
        </msub>
        <mo stretchy="false" form="postfix">)</mo>
        <mo>,</mo>
      </mtd>
    </mtr>
    <mtr>
      <mtd columnalign="right">
        <msub>
          <mover>
            <mover>
              <mi>x</mi>
              <mo accent="true">̃</mo>
            </mover>
            <mo accent="true">̈</mo>
          </mover>
          <mn>2</mn>
        </msub>
      </mtd>
      <mtd columnalign="left">
        <mo>=</mo>
        <mo>−</mo>
        <msubsup>
          <mi>ω</mi>
          <mn>2</mn>
          <mn>2</mn>
        </msubsup>
        <mo stretchy="false" form="prefix">(</mo>
        <msub>
          <mover>
            <mi>x</mi>
            <mo accent="true">̃</mo>
          </mover>
          <mn>2</mn>
        </msub>
        <mo>−</mo>
        <msub>
          <mover>
            <mi>x</mi>
            <mo accent="true">̃</mo>
          </mover>
          <mn>1</mn>
        </msub>
        <mo stretchy="false" form="postfix">)</mo>
        <mo>+</mo>
        <msubsup>
          <mi>ω</mi>
          <mn>32</mn>
          <mn>2</mn>
        </msubsup>
        <mo stretchy="false" form="prefix">(</mo>
        <msub>
          <mover>
            <mi>x</mi>
            <mo accent="true">̃</mo>
          </mover>
          <mn>3</mn>
        </msub>
        <mo>−</mo>
        <msub>
          <mover>
            <mi>x</mi>
            <mo accent="true">̃</mo>
          </mover>
          <mn>2</mn>
        </msub>
        <mo stretchy="false" form="postfix">)</mo>
        <mo>,</mo>
      </mtd>
    </mtr>
    <mtr>
      <mtd columnalign="right">
        <msub>
          <mover>
            <mover>
              <mi>x</mi>
              <mo accent="true">̃</mo>
            </mover>
            <mo accent="true">̈</mo>
          </mover>
          <mn>3</mn>
        </msub>
      </mtd>
      <mtd columnalign="left">
        <mo>=</mo>
        <mo>−</mo>
        <msubsup>
          <mi>ω</mi>
          <mn>3</mn>
          <mn>2</mn>
        </msubsup>
        <mo stretchy="false" form="prefix">(</mo>
        <msub>
          <mover>
            <mi>x</mi>
            <mo accent="true">̃</mo>
          </mover>
          <mn>3</mn>
        </msub>
        <mo>−</mo>
        <msub>
          <mover>
            <mi>x</mi>
            <mo accent="true">̃</mo>
          </mover>
          <mn>2</mn>
        </msub>
        <mo stretchy="false" form="postfix">)</mo>
        <mi>.</mi>
      </mtd>
    </mtr>
  </mtable>
</math>
</file>

<file path=Formula-19/content.xml><?xml version="1.0" encoding="utf-8"?>
<math xmlns="http://www.w3.org/1998/Math/MathML" display="inline">
  <mi>q</mi>
</math>
</file>

<file path=Formula-2/content.xml><?xml version="1.0" encoding="utf-8"?>
<math xmlns="http://www.w3.org/1998/Math/MathML" display="inline">
  <mi>F</mi>
</math>
</file>

<file path=Formula-20/content.xml><?xml version="1.0" encoding="utf-8"?>
<math xmlns="http://www.w3.org/1998/Math/MathML" display="block">
  <mrow>
    <mstyle mathvariant="bold">
      <mi>𝐪</mi>
    </mstyle>
    <mo>=</mo>
    <mo stretchy="false" form="prefix">[</mo>
    <msub>
      <mi>q</mi>
      <mn>1</mn>
    </msub>
    <mo>,</mo>
    <msub>
      <mi>q</mi>
      <mn>2</mn>
    </msub>
    <mo>,</mo>
    <msub>
      <mi>q</mi>
      <mn>3</mn>
    </msub>
    <mo>,</mo>
    <msub>
      <mi>q</mi>
      <mn>4</mn>
    </msub>
    <mo>,</mo>
    <msub>
      <mi>q</mi>
      <mn>5</mn>
    </msub>
    <mo>,</mo>
    <msub>
      <mi>q</mi>
      <mn>6</mn>
    </msub>
    <msup>
      <mo stretchy="false" form="postfix">]</mo>
      <mi>T</mi>
    </msup>
    <mo>=</mo>
    <mo stretchy="false" form="prefix">[</mo>
    <msub>
      <mover>
        <mi>x</mi>
        <mo accent="true">̃</mo>
      </mover>
      <mn>1</mn>
    </msub>
    <mo>,</mo>
    <msub>
      <mover>
        <mi>x</mi>
        <mo accent="true">̃</mo>
      </mover>
      <mn>2</mn>
    </msub>
    <mo>,</mo>
    <msub>
      <mover>
        <mi>x</mi>
        <mo accent="true">̃</mo>
      </mover>
      <mn>3</mn>
    </msub>
    <mo>,</mo>
    <msub>
      <mover>
        <mover>
          <mi>x</mi>
          <mo accent="true">̃</mo>
        </mover>
        <mo accent="true">̇</mo>
      </mover>
      <mn>4</mn>
    </msub>
    <mo>,</mo>
    <msub>
      <mover>
        <mover>
          <mi>x</mi>
          <mo accent="true">̃</mo>
        </mover>
        <mo accent="true">̇</mo>
      </mover>
      <mn>5</mn>
    </msub>
    <mo>,</mo>
    <msub>
      <mover>
        <mover>
          <mi>x</mi>
          <mo accent="true">̃</mo>
        </mover>
        <mo accent="true">̇</mo>
      </mover>
      <mn>6</mn>
    </msub>
    <msup>
      <mo stretchy="false" form="postfix">]</mo>
      <mi>T</mi>
    </msup>
    <mi>.</mi>
  </mrow>
</math>
</file>

<file path=Formula-21/content.xml><?xml version="1.0" encoding="utf-8"?>
<math xmlns="http://www.w3.org/1998/Math/MathML" display="inline">
  <mrow>
    <mfrac>
      <mi>d</mi>
      <mrow>
        <mi>d</mi>
        <mi>t</mi>
      </mrow>
    </mfrac>
    <mi>q</mi>
  </mrow>
</math>
</file>

<file path=Formula-22/content.xml><?xml version="1.0" encoding="utf-8"?>
<math xmlns="http://www.w3.org/1998/Math/MathML" display="block">
  <mrow>
    <mfrac>
      <mi>d</mi>
      <mrow>
        <mi>d</mi>
        <mi>t</mi>
      </mrow>
    </mfrac>
    <mrow>
      <mo stretchy="true" form="prefix">[</mo>
      <mtable>
        <mtr>
          <mtd columnalign="center">
            <msub>
              <mi>q</mi>
              <mn>1</mn>
            </msub>
          </mtd>
        </mtr>
        <mtr>
          <mtd columnalign="center">
            <msub>
              <mi>q</mi>
              <mn>2</mn>
            </msub>
          </mtd>
        </mtr>
        <mtr>
          <mtd columnalign="center">
            <msub>
              <mi>q</mi>
              <mn>3</mn>
            </msub>
          </mtd>
        </mtr>
        <mtr>
          <mtd columnalign="center">
            <msub>
              <mi>q</mi>
              <mn>4</mn>
            </msub>
          </mtd>
        </mtr>
        <mtr>
          <mtd columnalign="center">
            <msub>
              <mi>q</mi>
              <mn>5</mn>
            </msub>
          </mtd>
        </mtr>
        <mtr>
          <mtd columnalign="center">
            <msub>
              <mi>q</mi>
              <mn>6</mn>
            </msub>
          </mtd>
        </mtr>
      </mtable>
      <mo stretchy="true" form="postfix">]</mo>
    </mrow>
    <mo>=</mo>
    <mrow>
      <mo stretchy="true" form="prefix">[</mo>
      <mtable>
        <mtr>
          <mtd columnalign="center">
            <mn>0</mn>
          </mtd>
          <mtd columnalign="center">
            <mn>0</mn>
          </mtd>
          <mtd columnalign="center">
            <mn>0</mn>
          </mtd>
          <mtd columnalign="center">
            <mn>1</mn>
          </mtd>
          <mtd columnalign="center">
            <mn>0</mn>
          </mtd>
          <mtd columnalign="center">
            <mn>0</mn>
          </mtd>
        </mtr>
        <mtr>
          <mtd columnalign="center">
            <mn>0</mn>
          </mtd>
          <mtd columnalign="center">
            <mn>0</mn>
          </mtd>
          <mtd columnalign="center">
            <mn>0</mn>
          </mtd>
          <mtd columnalign="center">
            <mn>0</mn>
          </mtd>
          <mtd columnalign="center">
            <mn>1</mn>
          </mtd>
          <mtd columnalign="center">
            <mn>0</mn>
          </mtd>
        </mtr>
        <mtr>
          <mtd columnalign="center">
            <mn>0</mn>
          </mtd>
          <mtd columnalign="center">
            <mn>0</mn>
          </mtd>
          <mtd columnalign="center">
            <mn>0</mn>
          </mtd>
          <mtd columnalign="center">
            <mn>0</mn>
          </mtd>
          <mtd columnalign="center">
            <mn>0</mn>
          </mtd>
          <mtd columnalign="center">
            <mn>1</mn>
          </mtd>
        </mtr>
        <mtr>
          <mtd columnalign="center">
            <mo>−</mo>
            <msubsup>
              <mi>ω</mi>
              <mn>1</mn>
              <mn>2</mn>
            </msubsup>
            <mo>−</mo>
            <msubsup>
              <mi>ω</mi>
              <mn>21</mn>
              <mn>2</mn>
            </msubsup>
          </mtd>
          <mtd columnalign="center">
            <msubsup>
              <mi>ω</mi>
              <mn>21</mn>
              <mn>2</mn>
            </msubsup>
          </mtd>
          <mtd columnalign="center">
            <mn>0</mn>
          </mtd>
          <mtd columnalign="center">
            <mn>0</mn>
          </mtd>
          <mtd columnalign="center">
            <mn>0</mn>
          </mtd>
          <mtd columnalign="center">
            <mn>0</mn>
          </mtd>
        </mtr>
        <mtr>
          <mtd columnalign="center">
            <msubsup>
              <mi>ω</mi>
              <mn>2</mn>
              <mn>2</mn>
            </msubsup>
          </mtd>
          <mtd columnalign="center">
            <mo>−</mo>
            <msubsup>
              <mi>ω</mi>
              <mn>2</mn>
              <mn>2</mn>
            </msubsup>
            <mo>−</mo>
            <msubsup>
              <mi>ω</mi>
              <mn>32</mn>
              <mn>2</mn>
            </msubsup>
          </mtd>
          <mtd columnalign="center">
            <msubsup>
              <mi>ω</mi>
              <mn>32</mn>
              <mn>2</mn>
            </msubsup>
          </mtd>
          <mtd columnalign="center">
            <mn>0</mn>
          </mtd>
          <mtd columnalign="center">
            <mn>0</mn>
          </mtd>
          <mtd columnalign="center">
            <mn>0</mn>
          </mtd>
        </mtr>
        <mtr>
          <mtd columnalign="center">
            <mn>0</mn>
          </mtd>
          <mtd columnalign="center">
            <msubsup>
              <mi>ω</mi>
              <mn>3</mn>
              <mn>2</mn>
            </msubsup>
          </mtd>
          <mtd columnalign="center">
            <mo>−</mo>
            <msubsup>
              <mi>ω</mi>
              <mn>3</mn>
              <mn>2</mn>
            </msubsup>
          </mtd>
          <mtd columnalign="center">
            <mn>0</mn>
          </mtd>
          <mtd columnalign="center">
            <mn>0</mn>
          </mtd>
          <mtd columnalign="center">
            <mn>0</mn>
          </mtd>
        </mtr>
      </mtable>
      <mo stretchy="true" form="postfix">]</mo>
    </mrow>
    <mrow>
      <mo stretchy="true" form="prefix">[</mo>
      <mtable>
        <mtr>
          <mtd columnalign="center">
            <msub>
              <mi>q</mi>
              <mn>1</mn>
            </msub>
          </mtd>
        </mtr>
        <mtr>
          <mtd columnalign="center">
            <msub>
              <mi>q</mi>
              <mn>2</mn>
            </msub>
          </mtd>
        </mtr>
        <mtr>
          <mtd columnalign="center">
            <msub>
              <mi>q</mi>
              <mn>3</mn>
            </msub>
          </mtd>
        </mtr>
        <mtr>
          <mtd columnalign="center">
            <msub>
              <mi>q</mi>
              <mn>4</mn>
            </msub>
          </mtd>
        </mtr>
        <mtr>
          <mtd columnalign="center">
            <msub>
              <mi>q</mi>
              <mn>5</mn>
            </msub>
          </mtd>
        </mtr>
        <mtr>
          <mtd columnalign="center">
            <msub>
              <mi>q</mi>
              <mn>6</mn>
            </msub>
          </mtd>
        </mtr>
      </mtable>
      <mo stretchy="true" form="postfix">]</mo>
    </mrow>
  </mrow>
</math>
</file>

<file path=Formula-23/content.xml><?xml version="1.0" encoding="utf-8"?>
<math xmlns="http://www.w3.org/1998/Math/MathML" display="inline">
  <mi>q</mi>
</math>
</file>

<file path=Formula-24/content.xml><?xml version="1.0" encoding="utf-8"?>
<math xmlns="http://www.w3.org/1998/Math/MathML" display="inline">
  <msub>
    <mi>m</mi>
    <mn>1</mn>
  </msub>
</math>
</file>

<file path=Formula-25/content.xml><?xml version="1.0" encoding="utf-8"?>
<math xmlns="http://www.w3.org/1998/Math/MathML" display="inline">
  <msub>
    <mi>m</mi>
    <mn>2</mn>
  </msub>
</math>
</file>

<file path=Formula-26/content.xml><?xml version="1.0" encoding="utf-8"?>
<math xmlns="http://www.w3.org/1998/Math/MathML" display="inline">
  <msub>
    <mi>m</mi>
    <mn>3</mn>
  </msub>
</math>
</file>

<file path=Formula-27/content.xml><?xml version="1.0" encoding="utf-8"?>
<math xmlns="http://www.w3.org/1998/Math/MathML" display="inline">
  <mi>A</mi>
</math>
</file>

<file path=Formula-28/content.xml><?xml version="1.0" encoding="utf-8"?>
<math xmlns="http://www.w3.org/1998/Math/MathML" display="inline">
  <mrow>
    <msubsup>
      <mi>ω</mi>
      <mn>1</mn>
      <mn>2</mn>
    </msubsup>
    <msubsup>
      <mi>ω</mi>
      <mn>2</mn>
      <mn>2</mn>
    </msubsup>
    <msubsup>
      <mi>ω</mi>
      <mn>3</mn>
      <mn>2</mn>
    </msubsup>
  </mrow>
</math>
</file>

<file path=Formula-29/content.xml><?xml version="1.0" encoding="utf-8"?>
<math xmlns="http://www.w3.org/1998/Math/MathML" display="block">
  <mrow>
    <mi>A</mi>
    <mo>=</mo>
    <mrow>
      <mo stretchy="true" form="prefix">[</mo>
      <mtable>
        <mtr>
          <mtd columnalign="center">
            <mn>0</mn>
          </mtd>
          <mtd columnalign="center">
            <mn>0</mn>
          </mtd>
          <mtd columnalign="center">
            <mn>0</mn>
          </mtd>
          <mtd columnalign="center">
            <mn>1</mn>
          </mtd>
          <mtd columnalign="center">
            <mn>0</mn>
          </mtd>
          <mtd columnalign="center">
            <mn>0</mn>
          </mtd>
        </mtr>
        <mtr>
          <mtd columnalign="center">
            <mn>0</mn>
          </mtd>
          <mtd columnalign="center">
            <mn>0</mn>
          </mtd>
          <mtd columnalign="center">
            <mn>0</mn>
          </mtd>
          <mtd columnalign="center">
            <mn>0</mn>
          </mtd>
          <mtd columnalign="center">
            <mn>1</mn>
          </mtd>
          <mtd columnalign="center">
            <mn>0</mn>
          </mtd>
        </mtr>
        <mtr>
          <mtd columnalign="center">
            <mn>0</mn>
          </mtd>
          <mtd columnalign="center">
            <mn>0</mn>
          </mtd>
          <mtd columnalign="center">
            <mn>0</mn>
          </mtd>
          <mtd columnalign="center">
            <mn>0</mn>
          </mtd>
          <mtd columnalign="center">
            <mn>0</mn>
          </mtd>
          <mtd columnalign="center">
            <mn>1</mn>
          </mtd>
        </mtr>
        <mtr>
          <mtd columnalign="center">
            <mo>−</mo>
            <msubsup>
              <mi>ω</mi>
              <mn>1</mn>
              <mn>2</mn>
            </msubsup>
            <mo>−</mo>
            <msubsup>
              <mi>ω</mi>
              <mn>21</mn>
              <mn>2</mn>
            </msubsup>
          </mtd>
          <mtd columnalign="center">
            <msubsup>
              <mi>ω</mi>
              <mn>21</mn>
              <mn>2</mn>
            </msubsup>
          </mtd>
          <mtd columnalign="center">
            <mn>0</mn>
          </mtd>
          <mtd columnalign="center">
            <mn>0</mn>
          </mtd>
          <mtd columnalign="center">
            <mn>0</mn>
          </mtd>
          <mtd columnalign="center">
            <mn>0</mn>
          </mtd>
        </mtr>
        <mtr>
          <mtd columnalign="center">
            <msubsup>
              <mi>ω</mi>
              <mn>2</mn>
              <mn>2</mn>
            </msubsup>
          </mtd>
          <mtd columnalign="center">
            <mo>−</mo>
            <msubsup>
              <mi>ω</mi>
              <mn>2</mn>
              <mn>2</mn>
            </msubsup>
            <mo>−</mo>
            <msubsup>
              <mi>ω</mi>
              <mn>32</mn>
              <mn>2</mn>
            </msubsup>
          </mtd>
          <mtd columnalign="center">
            <msubsup>
              <mi>ω</mi>
              <mn>32</mn>
              <mn>2</mn>
            </msubsup>
          </mtd>
          <mtd columnalign="center">
            <mn>0</mn>
          </mtd>
          <mtd columnalign="center">
            <mn>0</mn>
          </mtd>
          <mtd columnalign="center">
            <mn>0</mn>
          </mtd>
        </mtr>
        <mtr>
          <mtd columnalign="center">
            <mn>0</mn>
          </mtd>
          <mtd columnalign="center">
            <msubsup>
              <mi>ω</mi>
              <mn>3</mn>
              <mn>2</mn>
            </msubsup>
          </mtd>
          <mtd columnalign="center">
            <mo>−</mo>
            <msubsup>
              <mi>ω</mi>
              <mn>3</mn>
              <mn>2</mn>
            </msubsup>
          </mtd>
          <mtd columnalign="center">
            <mn>0</mn>
          </mtd>
          <mtd columnalign="center">
            <mn>0</mn>
          </mtd>
          <mtd columnalign="center">
            <mn>0</mn>
          </mtd>
        </mtr>
      </mtable>
      <mo stretchy="true" form="postfix">]</mo>
    </mrow>
  </mrow>
</math>
</file>

<file path=Formula-3/content.xml><?xml version="1.0" encoding="utf-8"?>
<math xmlns="http://www.w3.org/1998/Math/MathML" display="inline">
  <mrow>
    <mo>−</mo>
    <mi>F</mi>
  </mrow>
</math>
</file>

<file path=Formula-30/content.xml><?xml version="1.0" encoding="utf-8"?>
<math xmlns="http://www.w3.org/1998/Math/MathML" display="block">
  <mrow>
    <mi>A</mi>
    <mo>=</mo>
    <msup>
      <mi>P</mi>
      <mrow>
        <mo>−</mo>
        <mn>1</mn>
      </mrow>
    </msup>
    <mi>Λ</mi>
    <mi>P</mi>
  </mrow>
</math>
</file>

<file path=Formula-31/content.xml><?xml version="1.0" encoding="utf-8"?>
<math xmlns="http://www.w3.org/1998/Math/MathML" display="inline">
  <mi>A</mi>
</math>
</file>

<file path=Formula-32/content.xml><?xml version="1.0" encoding="utf-8"?>
<math xmlns="http://www.w3.org/1998/Math/MathML" display="inline">
  <mi>P</mi>
</math>
</file>

<file path=Formula-33/content.xml><?xml version="1.0" encoding="utf-8"?>
<math xmlns="http://www.w3.org/1998/Math/MathML" display="inline">
  <mi>Λ</mi>
</math>
</file>

<file path=Formula-34/content.xml><?xml version="1.0" encoding="utf-8"?>
<math xmlns="http://www.w3.org/1998/Math/MathML" display="inline">
  <mi>A</mi>
</math>
</file>

<file path=Formula-35/content.xml><?xml version="1.0" encoding="utf-8"?>
<math xmlns="http://www.w3.org/1998/Math/MathML" display="block">
  <mrow>
    <mfrac>
      <mi>d</mi>
      <mrow>
        <mi>d</mi>
        <mi>t</mi>
      </mrow>
    </mfrac>
    <mi>q</mi>
    <mo>=</mo>
    <mi>A</mi>
    <mi>q</mi>
  </mrow>
</math>
</file>

<file path=Formula-36/content.xml><?xml version="1.0" encoding="utf-8"?>
<math xmlns="http://www.w3.org/1998/Math/MathML" display="inline">
  <mi>A</mi>
</math>
</file>

<file path=Formula-37/content.xml><?xml version="1.0" encoding="utf-8"?>
<math xmlns="http://www.w3.org/1998/Math/MathML" display="block">
  <mtable>
    <mtr>
      <mtd columnalign="right"/>
      <mtd columnalign="left">
        <mfrac>
          <mi>d</mi>
          <mrow>
            <mi>d</mi>
            <mi>t</mi>
          </mrow>
        </mfrac>
        <mi>q</mi>
        <mo>=</mo>
        <msup>
          <mi>P</mi>
          <mrow>
            <mo>−</mo>
            <mn>1</mn>
          </mrow>
        </msup>
        <mi>Λ</mi>
        <mi>P</mi>
        <mi>q</mi>
        <mo>,</mo>
      </mtd>
    </mtr>
    <mtr>
      <mtd columnalign="right"/>
      <mtd columnalign="left">
        <mfrac>
          <mi>d</mi>
          <mrow>
            <mi>d</mi>
            <mi>t</mi>
          </mrow>
        </mfrac>
        <mi>P</mi>
        <mi>q</mi>
        <mo>=</mo>
        <mi>Λ</mi>
        <mi>P</mi>
        <mi>q</mi>
      </mtd>
    </mtr>
  </mtable>
</math>
</file>

<file path=Formula-38/content.xml><?xml version="1.0" encoding="utf-8"?>
<math xmlns="http://www.w3.org/1998/Math/MathML" display="inline">
  <mrow>
    <mover>
      <mi>q</mi>
      <mo accent="true">̃</mo>
    </mover>
    <mo>=</mo>
    <mi>P</mi>
    <mi>q</mi>
  </mrow>
</math>
</file>

<file path=Formula-39/content.xml><?xml version="1.0" encoding="utf-8"?>
<math xmlns="http://www.w3.org/1998/Math/MathML" display="block">
  <mrow>
    <mfrac>
      <mi>d</mi>
      <mrow>
        <mi>d</mi>
        <mi>t</mi>
      </mrow>
    </mfrac>
    <mover>
      <mi>q</mi>
      <mo accent="true">̃</mo>
    </mover>
    <mo>=</mo>
    <mi>Λ</mi>
    <mover>
      <mi>q</mi>
      <mo accent="true">̃</mo>
    </mover>
  </mrow>
</math>
</file>

<file path=Formula-4/content.xml><?xml version="1.0" encoding="utf-8"?>
<math xmlns="http://www.w3.org/1998/Math/MathML" display="inline">
  <mrow>
    <mi>Δ</mi>
    <mi>t</mi>
  </mrow>
</math>
</file>

<file path=Formula-40/content.xml><?xml version="1.0" encoding="utf-8"?>
<math xmlns="http://www.w3.org/1998/Math/MathML" display="inline">
  <mover>
    <mi>q</mi>
    <mo accent="true">̃</mo>
  </mover>
</math>
</file>

<file path=Formula-41/content.xml><?xml version="1.0" encoding="utf-8"?>
<math xmlns="http://www.w3.org/1998/Math/MathML" display="block">
  <mrow>
    <mover>
      <mi>q</mi>
      <mo accent="true">̃</mo>
    </mover>
    <mo>=</mo>
    <mrow>
      <mo stretchy="true" form="prefix">[</mo>
      <mtable>
        <mtr>
          <mtd columnalign="center">
            <msup>
              <mi>e</mi>
              <mrow>
                <msub>
                  <mi>λ</mi>
                  <mn>1</mn>
                </msub>
                <mi>t</mi>
              </mrow>
            </msup>
          </mtd>
          <mtd columnalign="center"/>
          <mtd columnalign="center"/>
        </mtr>
        <mtr>
          <mtd columnalign="center"/>
          <mtd columnalign="center">
            <mi>⋱</mi>
          </mtd>
          <mtd columnalign="center"/>
        </mtr>
        <mtr>
          <mtd columnalign="center"/>
          <mtd columnalign="center"/>
          <mtd columnalign="center">
            <msup>
              <mi>e</mi>
              <mrow>
                <msub>
                  <mi>λ</mi>
                  <mi>n</mi>
                </msub>
                <mi>t</mi>
              </mrow>
            </msup>
          </mtd>
        </mtr>
      </mtable>
      <mo stretchy="true" form="postfix">]</mo>
    </mrow>
    <mover>
      <mi>q</mi>
      <mo accent="true">̃</mo>
    </mover>
    <mo stretchy="false" form="prefix">(</mo>
    <mn>0</mn>
    <mo stretchy="false" form="postfix">)</mo>
    <mo>,</mo>
  </mrow>
</math>
</file>

<file path=Formula-42/content.xml><?xml version="1.0" encoding="utf-8"?>
<math xmlns="http://www.w3.org/1998/Math/MathML" display="inline">
  <mi>t</mi>
</math>
</file>

<file path=Formula-43/content.xml><?xml version="1.0" encoding="utf-8"?>
<math xmlns="http://www.w3.org/1998/Math/MathML" display="inline">
  <mrow>
    <mi>q</mi>
    <mo>=</mo>
    <msup>
      <mi>P</mi>
      <mrow>
        <mo>−</mo>
        <mn>1</mn>
      </mrow>
    </msup>
    <mover>
      <mi>q</mi>
      <mo accent="true">̃</mo>
    </mover>
  </mrow>
</math>
</file>

<file path=Formula-44/content.xml><?xml version="1.0" encoding="utf-8"?>
<math xmlns="http://www.w3.org/1998/Math/MathML" display="inline">
  <mi>A</mi>
</math>
</file>

<file path=Formula-45/content.xml><?xml version="1.0" encoding="utf-8"?>
<math xmlns="http://www.w3.org/1998/Math/MathML" display="inline">
  <mi>A</mi>
</math>
</file>

<file path=Formula-46/content.xml><?xml version="1.0" encoding="utf-8"?>
<math xmlns="http://www.w3.org/1998/Math/MathML" display="block">
  <mtable>
    <mtr>
      <mtd columnalign="center">
        <msup>
          <mi>λ</mi>
          <mn>6</mn>
        </msup>
        <mo>+</mo>
        <msup>
          <mi>λ</mi>
          <mn>4</mn>
        </msup>
        <mo stretchy="false" form="prefix">(</mo>
        <msubsup>
          <mi>ω</mi>
          <mn>1</mn>
          <mn>2</mn>
        </msubsup>
        <mo>+</mo>
        <msubsup>
          <mi>ω</mi>
          <mn>2</mn>
          <mn>2</mn>
        </msubsup>
        <mo>+</mo>
        <msubsup>
          <mi>ω</mi>
          <mn>21</mn>
          <mn>2</mn>
        </msubsup>
        <mo>+</mo>
        <msubsup>
          <mi>ω</mi>
          <mn>3</mn>
          <mn>2</mn>
        </msubsup>
        <mo>+</mo>
        <msubsup>
          <mi>ω</mi>
          <mn>32</mn>
          <mn>2</mn>
        </msubsup>
        <mo stretchy="false" form="postfix">)</mo>
        <mo>+</mo>
        <msup>
          <mi>λ</mi>
          <mn>2</mn>
        </msup>
        <mo stretchy="false" form="prefix">(</mo>
        <msubsup>
          <mi>ω</mi>
          <mn>1</mn>
          <mn>2</mn>
        </msubsup>
        <msubsup>
          <mi>ω</mi>
          <mn>2</mn>
          <mn>2</mn>
        </msubsup>
        <mo>+</mo>
        <msubsup>
          <mi>ω</mi>
          <mn>21</mn>
          <mn>2</mn>
        </msubsup>
        <msubsup>
          <mi>ω</mi>
          <mn>3</mn>
          <mn>2</mn>
        </msubsup>
        <mo>+</mo>
        <msubsup>
          <mi>ω</mi>
          <mn>21</mn>
          <mn>2</mn>
        </msubsup>
        <msubsup>
          <mi>ω</mi>
          <mn>32</mn>
          <mn>2</mn>
        </msubsup>
        <mo>+</mo>
        <msubsup>
          <mi>ω</mi>
          <mn>3</mn>
          <mn>2</mn>
        </msubsup>
        <msubsup>
          <mi>ω</mi>
          <mn>2</mn>
          <mn>2</mn>
        </msubsup>
        <mo>+</mo>
        <msubsup>
          <mi>ω</mi>
          <mn>3</mn>
          <mn>2</mn>
        </msubsup>
        <msubsup>
          <mi>ω</mi>
          <mn>1</mn>
          <mn>2</mn>
        </msubsup>
        <mo>+</mo>
        <msubsup>
          <mi>ω</mi>
          <mn>32</mn>
          <mn>2</mn>
        </msubsup>
        <msubsup>
          <mi>ω</mi>
          <mn>1</mn>
          <mn>2</mn>
        </msubsup>
        <mo stretchy="false" form="postfix">)</mo>
      </mtd>
    </mtr>
    <mtr>
      <mtd columnalign="center">
        <mo>+</mo>
        <msubsup>
          <mi>ω</mi>
          <mn>1</mn>
          <mn>2</mn>
        </msubsup>
        <msubsup>
          <mi>ω</mi>
          <mn>2</mn>
          <mn>2</mn>
        </msubsup>
        <msubsup>
          <mi>ω</mi>
          <mn>3</mn>
          <mn>2</mn>
        </msubsup>
        <mo>=</mo>
        <mn>0</mn>
      </mtd>
    </mtr>
  </mtable>
</math>
</file>

<file path=Formula-47/content.xml><?xml version="1.0" encoding="utf-8"?>
<math xmlns="http://www.w3.org/1998/Math/MathML" display="block">
  <mrow>
    <msup>
      <mi>k</mi>
      <mn>3</mn>
    </msup>
    <mo>+</mo>
    <msup>
      <mi>k</mi>
      <mn>2</mn>
    </msup>
    <msub>
      <mi>W</mi>
      <mn>1</mn>
    </msub>
    <mo>+</mo>
    <mi>k</mi>
    <msub>
      <mi>W</mi>
      <mn>2</mn>
    </msub>
    <mo>+</mo>
    <msub>
      <mi>W</mi>
      <mn>3</mn>
    </msub>
    <mo>=</mo>
    <mn>0</mn>
  </mrow>
</math>
</file>

<file path=Formula-48/content.xml><?xml version="1.0" encoding="utf-8"?>
<math xmlns="http://www.w3.org/1998/Math/MathML" display="block">
  <mtable>
    <mtr>
      <mtd columnalign="right"/>
      <mtd columnalign="left">
        <mi>k</mi>
        <mo>=</mo>
        <msup>
          <mi>λ</mi>
          <mn>2</mn>
        </msup>
      </mtd>
    </mtr>
    <mtr>
      <mtd columnalign="right"/>
      <mtd columnalign="left">
        <msub>
          <mi>W</mi>
          <mn>1</mn>
        </msub>
        <mo>=</mo>
        <msubsup>
          <mi>ω</mi>
          <mn>1</mn>
          <mn>2</mn>
        </msubsup>
        <mo>+</mo>
        <msubsup>
          <mi>ω</mi>
          <mn>2</mn>
          <mn>2</mn>
        </msubsup>
        <mo>+</mo>
        <msubsup>
          <mi>ω</mi>
          <mn>21</mn>
          <mn>2</mn>
        </msubsup>
        <mo>+</mo>
        <msubsup>
          <mi>ω</mi>
          <mn>3</mn>
          <mn>2</mn>
        </msubsup>
        <mo>+</mo>
        <msubsup>
          <mi>ω</mi>
          <mn>32</mn>
          <mn>2</mn>
        </msubsup>
      </mtd>
    </mtr>
    <mtr>
      <mtd columnalign="right"/>
      <mtd columnalign="left">
        <msub>
          <mi>W</mi>
          <mn>2</mn>
        </msub>
        <mo>=</mo>
        <msubsup>
          <mi>ω</mi>
          <mn>1</mn>
          <mn>2</mn>
        </msubsup>
        <msubsup>
          <mi>ω</mi>
          <mn>2</mn>
          <mn>2</mn>
        </msubsup>
        <mo>+</mo>
        <msubsup>
          <mi>ω</mi>
          <mn>21</mn>
          <mn>2</mn>
        </msubsup>
        <msubsup>
          <mi>ω</mi>
          <mn>3</mn>
          <mn>2</mn>
        </msubsup>
        <mo>+</mo>
        <msubsup>
          <mi>ω</mi>
          <mn>21</mn>
          <mn>2</mn>
        </msubsup>
        <msubsup>
          <mi>ω</mi>
          <mn>32</mn>
          <mn>2</mn>
        </msubsup>
        <mo>+</mo>
        <msubsup>
          <mi>ω</mi>
          <mn>3</mn>
          <mn>2</mn>
        </msubsup>
        <msubsup>
          <mi>ω</mi>
          <mn>2</mn>
          <mn>2</mn>
        </msubsup>
        <mo>+</mo>
        <msubsup>
          <mi>ω</mi>
          <mn>3</mn>
          <mn>2</mn>
        </msubsup>
        <msubsup>
          <mi>ω</mi>
          <mn>1</mn>
          <mn>2</mn>
        </msubsup>
        <mo>+</mo>
        <msubsup>
          <mi>ω</mi>
          <mn>32</mn>
          <mn>2</mn>
        </msubsup>
        <msubsup>
          <mi>ω</mi>
          <mn>1</mn>
          <mn>2</mn>
        </msubsup>
      </mtd>
    </mtr>
    <mtr>
      <mtd columnalign="right"/>
      <mtd columnalign="left">
        <msub>
          <mi>W</mi>
          <mn>3</mn>
        </msub>
        <mo>=</mo>
        <msubsup>
          <mi>ω</mi>
          <mn>1</mn>
          <mn>2</mn>
        </msubsup>
        <msubsup>
          <mi>ω</mi>
          <mn>2</mn>
          <mn>2</mn>
        </msubsup>
        <msubsup>
          <mi>ω</mi>
          <mn>3</mn>
          <mn>2</mn>
        </msubsup>
      </mtd>
    </mtr>
  </mtable>
</math>
</file>

<file path=Formula-49/content.xml><?xml version="1.0" encoding="utf-8"?>
<math xmlns="http://www.w3.org/1998/Math/MathML" display="block">
  <mtable>
    <mtr>
      <mtd columnalign="right"/>
      <mtd columnalign="left">
        <mi>Q</mi>
        <mo>=</mo>
        <mfrac>
          <mrow>
            <msubsup>
              <mi>W</mi>
              <mn>1</mn>
              <mn>2</mn>
            </msubsup>
            <mo>−</mo>
            <mn>3</mn>
            <msub>
              <mi>W</mi>
              <mn>2</mn>
            </msub>
          </mrow>
          <mn>9</mn>
        </mfrac>
      </mtd>
    </mtr>
    <mtr>
      <mtd columnalign="right"/>
      <mtd columnalign="left">
        <mi>R</mi>
        <mo>=</mo>
        <mfrac>
          <mrow>
            <mn>2</mn>
            <msubsup>
              <mi>W</mi>
              <mn>1</mn>
              <mn>3</mn>
            </msubsup>
            <mo>−</mo>
            <mn>9</mn>
            <msub>
              <mi>W</mi>
              <mn>1</mn>
            </msub>
            <msub>
              <mi>W</mi>
              <mn>2</mn>
            </msub>
            <mo>+</mo>
            <mn>27</mn>
            <msub>
              <mi>W</mi>
              <mn>3</mn>
            </msub>
          </mrow>
          <mn>54</mn>
        </mfrac>
      </mtd>
    </mtr>
    <mtr>
      <mtd columnalign="right"/>
      <mtd columnalign="left">
        <mi>S</mi>
        <mo>=</mo>
        <msup>
          <mi>Q</mi>
          <mn>3</mn>
        </msup>
        <mo>−</mo>
        <msup>
          <mi>R</mi>
          <mn>2</mn>
        </msup>
      </mtd>
    </mtr>
  </mtable>
</math>
</file>

<file path=Formula-5/content.xml><?xml version="1.0" encoding="utf-8"?>
<math xmlns="http://www.w3.org/1998/Math/MathML" display="inline">
  <mrow>
    <mo>−</mo>
    <msub>
      <mi>v</mi>
      <mn>0</mn>
    </msub>
  </mrow>
</math>
</file>

<file path=Formula-50/content.xml><?xml version="1.0" encoding="utf-8"?>
<math xmlns="http://www.w3.org/1998/Math/MathML" display="inline">
  <mrow>
    <mi>S</mi>
    <mo>&gt;</mo>
    <mn>0</mn>
  </mrow>
</math>
</file>

<file path=Formula-51/content.xml><?xml version="1.0" encoding="utf-8"?>
<math xmlns="http://www.w3.org/1998/Math/MathML" display="inline">
  <mrow>
    <mi>S</mi>
    <mo>&lt;</mo>
    <mn>0</mn>
  </mrow>
</math>
</file>

<file path=Formula-52/content.xml><?xml version="1.0" encoding="utf-8"?>
<math xmlns="http://www.w3.org/1998/Math/MathML" display="inline">
  <mrow>
    <mi>S</mi>
    <mo>=</mo>
    <mn>0</mn>
  </mrow>
</math>
</file>

<file path=Formula-53/content.xml><?xml version="1.0" encoding="utf-8"?>
<math xmlns="http://www.w3.org/1998/Math/MathML" display="block">
  <mrow>
    <msub>
      <mi>y</mi>
      <mrow>
        <mi>i</mi>
        <mo>+</mo>
        <mn>1</mn>
      </mrow>
    </msub>
    <mo>=</mo>
    <msub>
      <mi>y</mi>
      <mi>i</mi>
    </msub>
    <mo>+</mo>
    <mfrac>
      <mi>h</mi>
      <mn>6</mn>
    </mfrac>
    <mo stretchy="false" form="prefix">(</mo>
    <msub>
      <mi>k</mi>
      <mn>1</mn>
    </msub>
    <mo>+</mo>
    <mn>2</mn>
    <msub>
      <mi>k</mi>
      <mn>2</mn>
    </msub>
    <mo>+</mo>
    <mn>2</mn>
    <msub>
      <mi>k</mi>
      <mn>3</mn>
    </msub>
    <mo>+</mo>
    <msub>
      <mi>k</mi>
      <mn>4</mn>
    </msub>
    <mo stretchy="false" form="postfix">)</mo>
  </mrow>
</math>
</file>

<file path=Formula-54/content.xml><?xml version="1.0" encoding="utf-8"?>
<math xmlns="http://www.w3.org/1998/Math/MathML" display="block">
  <mtable>
    <mtr>
      <mtd columnalign="right"/>
      <mtd columnalign="left">
        <msub>
          <mi>k</mi>
          <mn>1</mn>
        </msub>
        <mo>=</mo>
        <mi>f</mi>
        <mo stretchy="false" form="prefix">(</mo>
        <msub>
          <mi>x</mi>
          <mi>i</mi>
        </msub>
        <mo>,</mo>
        <msub>
          <mi>y</mi>
          <mi>i</mi>
        </msub>
        <mo stretchy="false" form="postfix">)</mo>
      </mtd>
    </mtr>
    <mtr>
      <mtd columnalign="right"/>
      <mtd columnalign="left">
        <msub>
          <mi>k</mi>
          <mn>2</mn>
        </msub>
        <mo>=</mo>
        <mi>f</mi>
        <mo stretchy="false" form="prefix">(</mo>
        <msub>
          <mi>x</mi>
          <mi>i</mi>
        </msub>
        <mo>+</mo>
        <mfrac>
          <mi>h</mi>
          <mn>2</mn>
        </mfrac>
        <mo>,</mo>
        <msub>
          <mi>y</mi>
          <mi>i</mi>
        </msub>
        <mo>+</mo>
        <mfrac>
          <mi>h</mi>
          <mn>2</mn>
        </mfrac>
        <msub>
          <mi>k</mi>
          <mn>1</mn>
        </msub>
        <mo stretchy="false" form="postfix">)</mo>
      </mtd>
    </mtr>
    <mtr>
      <mtd columnalign="right"/>
      <mtd columnalign="left">
        <msub>
          <mi>k</mi>
          <mn>3</mn>
        </msub>
        <mo>=</mo>
        <mi>f</mi>
        <mo stretchy="false" form="prefix">(</mo>
        <msub>
          <mi>x</mi>
          <mi>i</mi>
        </msub>
        <mo>+</mo>
        <mfrac>
          <mi>h</mi>
          <mn>2</mn>
        </mfrac>
        <mo>,</mo>
        <msub>
          <mi>y</mi>
          <mi>i</mi>
        </msub>
        <mo>+</mo>
        <mfrac>
          <mi>h</mi>
          <mn>2</mn>
        </mfrac>
        <msub>
          <mi>k</mi>
          <mn>2</mn>
        </msub>
        <mo stretchy="false" form="postfix">)</mo>
      </mtd>
    </mtr>
    <mtr>
      <mtd columnalign="right"/>
      <mtd columnalign="left">
        <msub>
          <mi>k</mi>
          <mn>4</mn>
        </msub>
        <mo>=</mo>
        <mi>f</mi>
        <mo stretchy="false" form="prefix">(</mo>
        <msub>
          <mi>x</mi>
          <mi>i</mi>
        </msub>
        <mo>+</mo>
        <mi>h</mi>
        <mo>,</mo>
        <msub>
          <mi>y</mi>
          <mi>i</mi>
        </msub>
        <mo>+</mo>
        <mi>h</mi>
        <msub>
          <mi>k</mi>
          <mn>3</mn>
        </msub>
        <mo stretchy="false" form="postfix">)</mo>
      </mtd>
    </mtr>
  </mtable>
</math>
</file>

<file path=Formula-55/content.xml><?xml version="1.0" encoding="utf-8"?>
<math xmlns="http://www.w3.org/1998/Math/MathML" display="inline">
  <mi>h</mi>
</math>
</file>

<file path=Formula-56/content.xml><?xml version="1.0" encoding="utf-8"?>
<math xmlns="http://www.w3.org/1998/Math/MathML" display="inline">
  <mi>x</mi>
</math>
</file>

<file path=Formula-57/content.xml><?xml version="1.0" encoding="utf-8"?>
<math xmlns="http://www.w3.org/1998/Math/MathML" display="inline">
  <mi>x</mi>
</math>
</file>

<file path=Formula-58/content.xml><?xml version="1.0" encoding="utf-8"?>
<math xmlns="http://www.w3.org/1998/Math/MathML" display="inline">
  <mi>t</mi>
</math>
</file>

<file path=Formula-59/content.xml><?xml version="1.0" encoding="utf-8"?>
<math xmlns="http://www.w3.org/1998/Math/MathML" display="inline">
  <mi>y</mi>
</math>
</file>

<file path=Formula-6/content.xml><?xml version="1.0" encoding="utf-8"?>
<math xmlns="http://www.w3.org/1998/Math/MathML" display="inline">
  <msub>
    <mi>m</mi>
    <mn>1</mn>
  </msub>
</math>
</file>

<file path=Formula-60/content.xml><?xml version="1.0" encoding="utf-8"?>
<math xmlns="http://www.w3.org/1998/Math/MathML" display="inline">
  <mi>q</mi>
</math>
</file>

<file path=Formula-61/content.xml><?xml version="1.0" encoding="utf-8"?>
<math xmlns="http://www.w3.org/1998/Math/MathML" display="inline">
  <mrow>
    <mfrac>
      <mi>d</mi>
      <mrow>
        <mi>d</mi>
        <mi>t</mi>
      </mrow>
    </mfrac>
    <mi>q</mi>
    <mo>=</mo>
    <mi>f</mi>
    <mo stretchy="false" form="prefix">(</mo>
    <mi>t</mi>
    <mo>,</mo>
    <mi>q</mi>
    <mo stretchy="false" form="postfix">)</mo>
  </mrow>
</math>
</file>

<file path=Formula-62/content.xml><?xml version="1.0" encoding="utf-8"?>
<math xmlns="http://www.w3.org/1998/Math/MathML" display="inline">
  <mrow>
    <mi>O</mi>
    <mo stretchy="false" form="prefix">(</mo>
    <msup>
      <mi>h</mi>
      <mn>4</mn>
    </msup>
    <mo stretchy="false" form="postfix">)</mo>
  </mrow>
</math>
</file>

<file path=Formula-63/content.xml><?xml version="1.0" encoding="utf-8"?>
<math xmlns="http://www.w3.org/1998/Math/MathML" display="inline">
  <mrow>
    <msub>
      <mi>k</mi>
      <mn>1</mn>
    </msub>
    <mo>=</mo>
    <msub>
      <mi>k</mi>
      <mn>2</mn>
    </msub>
    <mo>=</mo>
    <msub>
      <mi>k</mi>
      <mn>3</mn>
    </msub>
    <mo>=</mo>
    <mn>1.5</mn>
  </mrow>
</math>
</file>

<file path=Formula-64/content.xml><?xml version="1.0" encoding="utf-8"?>
<math xmlns="http://www.w3.org/1998/Math/MathML" display="inline">
  <mrow>
    <msub>
      <mi>m</mi>
      <mn>1</mn>
    </msub>
    <mo>=</mo>
    <msub>
      <mi>m</mi>
      <mn>2</mn>
    </msub>
    <mo>=</mo>
    <msub>
      <mi>m</mi>
      <mn>3</mn>
    </msub>
    <mo>=</mo>
    <mn>1</mn>
  </mrow>
</math>
</file>

<file path=Formula-65/content.xml><?xml version="1.0" encoding="utf-8"?>
<math xmlns="http://www.w3.org/1998/Math/MathML" display="inline">
  <mrow>
    <mi>h</mi>
    <mo>=</mo>
    <mn>0.01</mn>
  </mrow>
</math>
</file>

<file path=Formula-66/content.xml><?xml version="1.0" encoding="utf-8"?>
<math xmlns="http://www.w3.org/1998/Math/MathML" display="inline">
  <mrow>
    <mi>O</mi>
    <mo stretchy="false" form="prefix">(</mo>
    <msup>
      <mi>h</mi>
      <mn>4</mn>
    </msup>
    <mo stretchy="false" form="postfix">)</mo>
    <mo>=</mo>
    <msup>
      <mn>10</mn>
      <mrow>
        <mo>−</mo>
        <mn>8</mn>
      </mrow>
    </msup>
  </mrow>
</math>
</file>

<file path=Formula-67/content.xml><?xml version="1.0" encoding="utf-8"?>
<math xmlns="http://www.w3.org/1998/Math/MathML" display="inline">
  <mi>F</mi>
</math>
</file>

<file path=Formula-68/content.xml><?xml version="1.0" encoding="utf-8"?>
<math xmlns="http://www.w3.org/1998/Math/MathML" display="inline">
  <msub>
    <mi>m</mi>
    <mn>1</mn>
  </msub>
</math>
</file>

<file path=Formula-69/content.xml><?xml version="1.0" encoding="utf-8"?>
<math xmlns="http://www.w3.org/1998/Math/MathML" display="inline">
  <mi>l</mi>
</math>
</file>

<file path=Formula-7/content.xml><?xml version="1.0" encoding="utf-8"?>
<math xmlns="http://www.w3.org/1998/Math/MathML" display="inline">
  <msub>
    <mi>m</mi>
    <mn>2</mn>
  </msub>
</math>
</file>

<file path=Formula-70/content.xml><?xml version="1.0" encoding="utf-8"?>
<math xmlns="http://www.w3.org/1998/Math/MathML" display="inline">
  <msub>
    <mi>m</mi>
    <mrow>
      <mi>i</mi>
      <mo>+</mo>
      <mn>1</mn>
    </mrow>
  </msub>
</math>
</file>

<file path=Formula-71/content.xml><?xml version="1.0" encoding="utf-8"?>
<math xmlns="http://www.w3.org/1998/Math/MathML" display="inline">
  <msub>
    <mi>m</mi>
    <mi>i</mi>
  </msub>
</math>
</file>

<file path=Formula-72/content.xml><?xml version="1.0" encoding="utf-8"?>
<math xmlns="http://www.w3.org/1998/Math/MathML" display="inline">
  <mrow>
    <msub>
      <mi>x</mi>
      <mn>1</mn>
    </msub>
    <mo>≤</mo>
    <mi>l</mi>
  </mrow>
</math>
</file>

<file path=Formula-73/content.xml><?xml version="1.0" encoding="utf-8"?>
<math xmlns="http://www.w3.org/1998/Math/MathML" display="inline">
  <mrow>
    <msub>
      <mi>x</mi>
      <mn>1</mn>
    </msub>
    <mo>&gt;</mo>
    <mi>l</mi>
  </mrow>
</math>
</file>

<file path=Formula-74/content.xml><?xml version="1.0" encoding="utf-8"?>
<math xmlns="http://www.w3.org/1998/Math/MathML" display="inline">
  <mrow>
    <msub>
      <mi>x</mi>
      <mn>2</mn>
    </msub>
    <mo>≤</mo>
    <msub>
      <mi>x</mi>
      <mn>1</mn>
    </msub>
  </mrow>
</math>
</file>

<file path=Formula-75/content.xml><?xml version="1.0" encoding="utf-8"?>
<math xmlns="http://www.w3.org/1998/Math/MathML" display="inline">
  <mrow>
    <msub>
      <mi>x</mi>
      <mn>3</mn>
    </msub>
    <mo>≤</mo>
    <msub>
      <mi>x</mi>
      <mn>2</mn>
    </msub>
  </mrow>
</math>
</file>

<file path=Formula-76/content.xml><?xml version="1.0" encoding="utf-8"?>
<math xmlns="http://www.w3.org/1998/Math/MathML" display="inline">
  <mrow>
    <msub>
      <mi>x</mi>
      <mn>1</mn>
    </msub>
    <mo>≤</mo>
    <mn>0</mn>
  </mrow>
</math>
</file>

<file path=Formula-77/content.xml><?xml version="1.0" encoding="utf-8"?>
<math xmlns="http://www.w3.org/1998/Math/MathML" display="inline">
  <mrow>
    <msub>
      <mi>x</mi>
      <mn>2</mn>
    </msub>
    <mo>≤</mo>
    <msub>
      <mi>x</mi>
      <mn>1</mn>
    </msub>
  </mrow>
</math>
</file>

<file path=Formula-78/content.xml><?xml version="1.0" encoding="utf-8"?>
<math xmlns="http://www.w3.org/1998/Math/MathML" display="inline">
  <mrow>
    <msub>
      <mi>x</mi>
      <mn>3</mn>
    </msub>
    <mo>≤</mo>
    <msub>
      <mi>x</mi>
      <mn>2</mn>
    </msub>
  </mrow>
</math>
</file>

<file path=Formula-79/content.xml><?xml version="1.0" encoding="utf-8"?>
<math xmlns="http://www.w3.org/1998/Math/MathML" display="inline">
  <mrow>
    <msub>
      <mi>x</mi>
      <mn>1</mn>
    </msub>
    <mo>≤</mo>
    <mn>0</mn>
  </mrow>
</math>
</file>

<file path=Formula-8/content.xml><?xml version="1.0" encoding="utf-8"?>
<math xmlns="http://www.w3.org/1998/Math/MathML" display="inline">
  <msub>
    <mi>m</mi>
    <mn>3</mn>
  </msub>
</math>
</file>

<file path=Formula-80/content.xml><?xml version="1.0" encoding="utf-8"?>
<math xmlns="http://www.w3.org/1998/Math/MathML" display="inline">
  <mrow>
    <mi>Δ</mi>
    <mover>
      <mi>E</mi>
      <mo accent="true">̃</mo>
    </mover>
  </mrow>
</math>
</file>

<file path=Formula-81/content.xml><?xml version="1.0" encoding="utf-8"?>
<math xmlns="http://www.w3.org/1998/Math/MathML" display="inline">
  <mrow>
    <mi>Δ</mi>
    <mover>
      <mi>E</mi>
      <mo accent="true">̃</mo>
    </mover>
  </mrow>
</math>
</file>

<file path=Formula-82/content.xml><?xml version="1.0" encoding="utf-8"?>
<math xmlns="http://www.w3.org/1998/Math/MathML" display="inline">
  <mrow>
    <mi>Δ</mi>
    <mover>
      <mi>E</mi>
      <mo accent="true">̃</mo>
    </mover>
  </mrow>
</math>
</file>

<file path=Formula-83/content.xml><?xml version="1.0" encoding="utf-8"?>
<math xmlns="http://www.w3.org/1998/Math/MathML" display="block">
  <mrow>
    <mfrac>
      <mrow>
        <mi>M</mi>
        <msubsup>
          <mi>v</mi>
          <mn>0</mn>
          <mn>2</mn>
        </msubsup>
      </mrow>
      <mn>2</mn>
    </mfrac>
    <mo>=</mo>
    <mfrac>
      <mrow>
        <msub>
          <mi>m</mi>
          <mn>1</mn>
        </msub>
        <msubsup>
          <mi>v</mi>
          <mn>1</mn>
          <mn>2</mn>
        </msubsup>
      </mrow>
      <mn>2</mn>
    </mfrac>
    <mo>+</mo>
    <mfrac>
      <mrow>
        <msub>
          <mi>m</mi>
          <mn>2</mn>
        </msub>
        <msubsup>
          <mi>v</mi>
          <mn>2</mn>
          <mn>2</mn>
        </msubsup>
      </mrow>
      <mn>2</mn>
    </mfrac>
    <mo>+</mo>
    <mfrac>
      <mrow>
        <msub>
          <mi>m</mi>
          <mn>3</mn>
        </msub>
        <msubsup>
          <mi>v</mi>
          <mn>3</mn>
          <mn>2</mn>
        </msubsup>
      </mrow>
      <mn>2</mn>
    </mfrac>
    <mo>+</mo>
    <mfrac>
      <mrow>
        <msub>
          <mi>k</mi>
          <mn>2</mn>
        </msub>
        <mi>Δ</mi>
        <msup>
          <mi>l</mi>
          <mn>2</mn>
        </msup>
      </mrow>
      <mn>2</mn>
    </mfrac>
    <mo>+</mo>
    <mfrac>
      <mrow>
        <msub>
          <mi>k</mi>
          <mn>3</mn>
        </msub>
        <mi>Δ</mi>
        <msup>
          <mi>l</mi>
          <mn>2</mn>
        </msup>
      </mrow>
      <mn>2</mn>
    </mfrac>
  </mrow>
</math>
</file>

<file path=Formula-84/content.xml><?xml version="1.0" encoding="utf-8"?>
<math xmlns="http://www.w3.org/1998/Math/MathML" display="inline">
  <mrow>
    <mi>M</mi>
    <mo>=</mo>
    <msub>
      <mi>m</mi>
      <mn>1</mn>
    </msub>
    <mo>+</mo>
    <msub>
      <mi>m</mi>
      <mn>2</mn>
    </msub>
    <mo>+</mo>
    <msub>
      <mi>m</mi>
      <mn>3</mn>
    </msub>
  </mrow>
</math>
</file>

<file path=Formula-85/content.xml><?xml version="1.0" encoding="utf-8"?>
<math xmlns="http://www.w3.org/1998/Math/MathML" display="block">
  <mrow>
    <msub>
      <mi>v</mi>
      <mi>c</mi>
    </msub>
    <mo>=</mo>
    <mfrac>
      <mrow>
        <msub>
          <mi>m</mi>
          <mn>1</mn>
        </msub>
        <msub>
          <mi>v</mi>
          <mn>1</mn>
        </msub>
        <mo>+</mo>
        <msub>
          <mi>m</mi>
          <mn>2</mn>
        </msub>
        <msub>
          <mi>v</mi>
          <mn>2</mn>
        </msub>
        <mo>+</mo>
        <msub>
          <mi>m</mi>
          <mn>3</mn>
        </msub>
        <msub>
          <mi>v</mi>
          <mn>3</mn>
        </msub>
      </mrow>
      <mi>M</mi>
    </mfrac>
  </mrow>
</math>
</file>

<file path=Formula-86/content.xml><?xml version="1.0" encoding="utf-8"?>
<math xmlns="http://www.w3.org/1998/Math/MathML" display="block">
  <mrow>
    <mfrac>
      <mrow>
        <mi>M</mi>
        <msubsup>
          <mi>v</mi>
          <mn>0</mn>
          <mn>2</mn>
        </msubsup>
      </mrow>
      <mn>2</mn>
    </mfrac>
    <mo>=</mo>
    <mfrac>
      <mrow>
        <mi>M</mi>
        <msubsup>
          <mi>v</mi>
          <mi>c</mi>
          <mn>2</mn>
        </msubsup>
      </mrow>
      <mn>2</mn>
    </mfrac>
    <mo>+</mo>
    <mi>Δ</mi>
    <mi>E</mi>
  </mrow>
</math>
</file>

<file path=Formula-87/content.xml><?xml version="1.0" encoding="utf-8"?>
<math xmlns="http://www.w3.org/1998/Math/MathML" display="inline">
  <mrow>
    <mi>Δ</mi>
    <mi>E</mi>
  </mrow>
</math>
</file>

<file path=Formula-88/content.xml><?xml version="1.0" encoding="utf-8"?>
<math xmlns="http://www.w3.org/1998/Math/MathML" display="inline">
  <mrow>
    <msub>
      <mi>m</mi>
      <mn>1</mn>
    </msub>
    <mo>=</mo>
    <msub>
      <mi>m</mi>
      <mn>2</mn>
    </msub>
    <mo>=</mo>
    <mn>1</mn>
    <mo>;</mo>
    <msub>
      <mi>m</mi>
      <mn>3</mn>
    </msub>
    <mo>=</mo>
    <mn>4</mn>
  </mrow>
</math>
</file>

<file path=Formula-89/content.xml><?xml version="1.0" encoding="utf-8"?>
<math xmlns="http://www.w3.org/1998/Math/MathML" display="inline">
  <msub>
    <mi>v</mi>
    <mn>0</mn>
  </msub>
</math>
</file>

<file path=Formula-9/content.xml><?xml version="1.0" encoding="utf-8"?>
<math xmlns="http://www.w3.org/1998/Math/MathML" display="inline">
  <msub>
    <mi>k</mi>
    <mn>2</mn>
  </msub>
</math>
</file>

<file path=Formula-90/content.xml><?xml version="1.0" encoding="utf-8"?>
<math xmlns="http://www.w3.org/1998/Math/MathML" display="inline">
  <mrow>
    <mi>Δ</mi>
    <mi>E</mi>
  </mrow>
</math>
</file>

<file path=Formula-91/content.xml><?xml version="1.0" encoding="utf-8"?>
<math xmlns="http://www.w3.org/1998/Math/MathML" display="inline">
  <mrow>
    <mi>l</mi>
    <mo>=</mo>
    <mn>1</mn>
  </mrow>
</math>
</file>

<file path=Formula-92/content.xml><?xml version="1.0" encoding="utf-8"?>
<math xmlns="http://www.w3.org/1998/Math/MathML" display="inline">
  <mrow>
    <mi>Δ</mi>
    <mi>E</mi>
  </mrow>
</math>
</file>

<file path=Formula-93/content.xml><?xml version="1.0" encoding="utf-8"?>
<math xmlns="http://www.w3.org/1998/Math/MathML" display="inline">
  <mrow>
    <mi>Δ</mi>
    <mi>E</mi>
  </mrow>
</math>
</file>

<file path=Formula-94/content.xml><?xml version="1.0" encoding="utf-8"?>
<math xmlns="http://www.w3.org/1998/Math/MathML" display="inline">
  <mrow>
    <mi>Δ</mi>
    <mover>
      <mi>E</mi>
      <mo accent="true">̃</mo>
    </mover>
    <mo>=</mo>
    <mfrac>
      <mrow>
        <mi>Δ</mi>
        <mi>E</mi>
      </mrow>
      <msub>
        <mi>E</mi>
        <mn>0</mn>
      </msub>
    </mfrac>
  </mrow>
</math>
</file>

<file path=Formula-95/content.xml><?xml version="1.0" encoding="utf-8"?>
<math xmlns="http://www.w3.org/1998/Math/MathML" display="inline">
  <msub>
    <mi>E</mi>
    <mn>0</mn>
  </msub>
</math>
</file>

<file path=Formula-96/content.xml><?xml version="1.0" encoding="utf-8"?>
<math xmlns="http://www.w3.org/1998/Math/MathML" display="inline">
  <mrow>
    <mi>Δ</mi>
    <mover>
      <mi>E</mi>
      <mo accent="true">̃</mo>
    </mover>
  </mrow>
</math>
</file>

<file path=Formula-97/content.xml><?xml version="1.0" encoding="utf-8"?>
<math xmlns="http://www.w3.org/1998/Math/MathML" display="inline">
  <mrow>
    <mi>Δ</mi>
    <mover>
      <mi>E</mi>
      <mo accent="true">̃</mo>
    </mover>
    <mo>=</mo>
    <mn>27.26</mn>
    <mi>%</mi>
  </mrow>
</math>
</file>

<file path=Formula-98/content.xml><?xml version="1.0" encoding="utf-8"?>
<math xmlns="http://www.w3.org/1998/Math/MathML" display="inline">
  <mrow>
    <mi>Δ</mi>
    <mover>
      <mi>E</mi>
      <mo accent="true">̃</mo>
    </mover>
  </mrow>
</math>
</file>

<file path=Formula-99/content.xml><?xml version="1.0" encoding="utf-8"?>
<math xmlns="http://www.w3.org/1998/Math/MathML" display="inline">
  <mrow>
    <mi>Δ</mi>
    <mover>
      <mi>E</mi>
      <mo accent="true">̃</mo>
    </mover>
  </mrow>
</math>
</file>